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4752in"/>
    </style:style>
    <style:style style:name="co3" style:family="table-column">
      <style:table-column-properties fo:break-before="auto" style:column-width="1.7618in"/>
    </style:style>
    <style:style style:name="co4" style:family="table-column">
      <style:table-column-properties fo:break-before="auto" style:column-width="0.6898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0.1957in"/>
    </style:style>
    <style:style style:name="co7" style:family="table-column">
      <style:table-column-properties fo:break-before="auto" style:column-width="8.6984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plat</text:p>
          </table:table-cell>
          <table:table-cell office:value-type="string">
            <text:p>bench</text:p>
          </table:table-cell>
          <table:table-cell office:value-type="string">
            <text:p>kern</text:p>
          </table:table-cell>
          <table:table-cell office:value-type="string">
            <text:p>time</text:p>
          </table:table-cell>
          <table:table-cell office:value-type="string">
            <text:p>median</text:p>
          </table:table-cell>
          <table:table-cell table:number-columns-repeated="2"/>
        </table:table-row>
        <table:table-row table:style-name="ro1">
          <table:table-cell office:value-type="string">
            <text:p>cake0</text:p>
          </table:table-cell>
          <table:table-cell office:value-type="string">
            <text:p>blur</text:p>
          </table:table-cell>
          <table:table-cell office:value-type="string">
            <text:p>blur_hor</text:p>
          </table:table-cell>
          <table:table-cell office:value-type="float" office:value="0.774702">
            <text:p>0.774702</text:p>
          </table:table-cell>
          <table:table-cell table:formula="of:=MEDIAN([.D2:.D11])" office:value-type="float" office:value="0.775549">
            <text:p>0.775549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0</text:p>
          </table:table-cell>
          <table:table-cell office:value-type="string">
            <text:p>blur</text:p>
          </table:table-cell>
          <table:table-cell office:value-type="string">
            <text:p>blur_hor</text:p>
          </table:table-cell>
          <table:table-cell office:value-type="float" office:value="0.772196">
            <text:p>0.772196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0</text:p>
          </table:table-cell>
          <table:table-cell office:value-type="string">
            <text:p>blur</text:p>
          </table:table-cell>
          <table:table-cell office:value-type="string">
            <text:p>blur_hor</text:p>
          </table:table-cell>
          <table:table-cell office:value-type="float" office:value="0.76267">
            <text:p>0.76267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0</text:p>
          </table:table-cell>
          <table:table-cell office:value-type="string">
            <text:p>blur</text:p>
          </table:table-cell>
          <table:table-cell office:value-type="string">
            <text:p>blur_hor</text:p>
          </table:table-cell>
          <table:table-cell office:value-type="float" office:value="0.790618">
            <text:p>0.790618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0</text:p>
          </table:table-cell>
          <table:table-cell office:value-type="string">
            <text:p>blur</text:p>
          </table:table-cell>
          <table:table-cell office:value-type="string">
            <text:p>blur_hor</text:p>
          </table:table-cell>
          <table:table-cell office:value-type="float" office:value="0.790017">
            <text:p>0.790017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0</text:p>
          </table:table-cell>
          <table:table-cell office:value-type="string">
            <text:p>blur</text:p>
          </table:table-cell>
          <table:table-cell office:value-type="string">
            <text:p>blur_hor</text:p>
          </table:table-cell>
          <table:table-cell office:value-type="float" office:value="0.758019">
            <text:p>0.758019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0</text:p>
          </table:table-cell>
          <table:table-cell office:value-type="string">
            <text:p>blur</text:p>
          </table:table-cell>
          <table:table-cell office:value-type="string">
            <text:p>blur_hor</text:p>
          </table:table-cell>
          <table:table-cell office:value-type="float" office:value="0.735906">
            <text:p>0.735906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0</text:p>
          </table:table-cell>
          <table:table-cell office:value-type="string">
            <text:p>blur</text:p>
          </table:table-cell>
          <table:table-cell office:value-type="string">
            <text:p>blur_hor</text:p>
          </table:table-cell>
          <table:table-cell office:value-type="float" office:value="0.793731">
            <text:p>0.793731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0</text:p>
          </table:table-cell>
          <table:table-cell office:value-type="string">
            <text:p>blur</text:p>
          </table:table-cell>
          <table:table-cell office:value-type="string">
            <text:p>blur_hor</text:p>
          </table:table-cell>
          <table:table-cell office:value-type="float" office:value="0.776396">
            <text:p>0.776396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0</text:p>
          </table:table-cell>
          <table:table-cell office:value-type="string">
            <text:p>blur</text:p>
          </table:table-cell>
          <table:table-cell office:value-type="string">
            <text:p>blur_hor</text:p>
          </table:table-cell>
          <table:table-cell office:value-type="float" office:value="0.779313">
            <text:p>0.779313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1</text:p>
          </table:table-cell>
          <table:table-cell office:value-type="string">
            <text:p>blur</text:p>
          </table:table-cell>
          <table:table-cell office:value-type="string">
            <text:p>blur_hor</text:p>
          </table:table-cell>
          <table:table-cell office:value-type="float" office:value="0.779329">
            <text:p>0.779329</text:p>
          </table:table-cell>
          <table:table-cell table:formula="of:=MEDIAN([.D12:.D21])" office:value-type="float" office:value="0.7710275">
            <text:p>0.7710275</text:p>
          </table:table-cell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1</text:p>
          </table:table-cell>
          <table:table-cell office:value-type="string">
            <text:p>blur</text:p>
          </table:table-cell>
          <table:table-cell office:value-type="string">
            <text:p>blur_hor</text:p>
          </table:table-cell>
          <table:table-cell office:value-type="float" office:value="0.781571">
            <text:p>0.781571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1</text:p>
          </table:table-cell>
          <table:table-cell office:value-type="string">
            <text:p>blur</text:p>
          </table:table-cell>
          <table:table-cell office:value-type="string">
            <text:p>blur_hor</text:p>
          </table:table-cell>
          <table:table-cell office:value-type="float" office:value="0.73535">
            <text:p>0.73535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1</text:p>
          </table:table-cell>
          <table:table-cell office:value-type="string">
            <text:p>blur</text:p>
          </table:table-cell>
          <table:table-cell office:value-type="string">
            <text:p>blur_hor</text:p>
          </table:table-cell>
          <table:table-cell office:value-type="float" office:value="0.755118">
            <text:p>0.755118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1</text:p>
          </table:table-cell>
          <table:table-cell office:value-type="string">
            <text:p>blur</text:p>
          </table:table-cell>
          <table:table-cell office:value-type="string">
            <text:p>blur_hor</text:p>
          </table:table-cell>
          <table:table-cell office:value-type="float" office:value="0.756726">
            <text:p>0.756726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1</text:p>
          </table:table-cell>
          <table:table-cell office:value-type="string">
            <text:p>blur</text:p>
          </table:table-cell>
          <table:table-cell office:value-type="string">
            <text:p>blur_hor</text:p>
          </table:table-cell>
          <table:table-cell office:value-type="float" office:value="0.772788">
            <text:p>0.772788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1</text:p>
          </table:table-cell>
          <table:table-cell office:value-type="string">
            <text:p>blur</text:p>
          </table:table-cell>
          <table:table-cell office:value-type="string">
            <text:p>blur_hor</text:p>
          </table:table-cell>
          <table:table-cell office:value-type="float" office:value="0.769303">
            <text:p>0.769303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1</text:p>
          </table:table-cell>
          <table:table-cell office:value-type="string">
            <text:p>blur</text:p>
          </table:table-cell>
          <table:table-cell office:value-type="string">
            <text:p>blur_hor</text:p>
          </table:table-cell>
          <table:table-cell office:value-type="float" office:value="0.755928">
            <text:p>0.755928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1</text:p>
          </table:table-cell>
          <table:table-cell office:value-type="string">
            <text:p>blur</text:p>
          </table:table-cell>
          <table:table-cell office:value-type="string">
            <text:p>blur_hor</text:p>
          </table:table-cell>
          <table:table-cell office:value-type="float" office:value="0.773823">
            <text:p>0.773823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1</text:p>
          </table:table-cell>
          <table:table-cell office:value-type="string">
            <text:p>blur</text:p>
          </table:table-cell>
          <table:table-cell office:value-type="string">
            <text:p>blur_hor</text:p>
          </table:table-cell>
          <table:table-cell office:value-type="float" office:value="0.772752">
            <text:p>0.772752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2</text:p>
          </table:table-cell>
          <table:table-cell office:value-type="string">
            <text:p>blur</text:p>
          </table:table-cell>
          <table:table-cell office:value-type="string">
            <text:p>blur_hor</text:p>
          </table:table-cell>
          <table:table-cell office:value-type="float" office:value="0.790968">
            <text:p>0.790968</text:p>
          </table:table-cell>
          <table:table-cell table:formula="of:=MEDIAN([.D22:.D31])" office:value-type="float" office:value="0.776152">
            <text:p>0.77615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2</text:p>
          </table:table-cell>
          <table:table-cell office:value-type="string">
            <text:p>blur</text:p>
          </table:table-cell>
          <table:table-cell office:value-type="string">
            <text:p>blur_hor</text:p>
          </table:table-cell>
          <table:table-cell office:value-type="float" office:value="0.759934">
            <text:p>0.759934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2</text:p>
          </table:table-cell>
          <table:table-cell office:value-type="string">
            <text:p>blur</text:p>
          </table:table-cell>
          <table:table-cell office:value-type="string">
            <text:p>blur_hor</text:p>
          </table:table-cell>
          <table:table-cell office:value-type="float" office:value="0.791657">
            <text:p>0.791657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2</text:p>
          </table:table-cell>
          <table:table-cell office:value-type="string">
            <text:p>blur</text:p>
          </table:table-cell>
          <table:table-cell office:value-type="string">
            <text:p>blur_hor</text:p>
          </table:table-cell>
          <table:table-cell office:value-type="float" office:value="0.768837">
            <text:p>0.768837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2</text:p>
          </table:table-cell>
          <table:table-cell office:value-type="string">
            <text:p>blur</text:p>
          </table:table-cell>
          <table:table-cell office:value-type="string">
            <text:p>blur_hor</text:p>
          </table:table-cell>
          <table:table-cell office:value-type="float" office:value="0.793127">
            <text:p>0.793127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2</text:p>
          </table:table-cell>
          <table:table-cell office:value-type="string">
            <text:p>blur</text:p>
          </table:table-cell>
          <table:table-cell office:value-type="string">
            <text:p>blur_hor</text:p>
          </table:table-cell>
          <table:table-cell office:value-type="float" office:value="0.757506">
            <text:p>0.757506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2</text:p>
          </table:table-cell>
          <table:table-cell office:value-type="string">
            <text:p>blur</text:p>
          </table:table-cell>
          <table:table-cell office:value-type="string">
            <text:p>blur_hor</text:p>
          </table:table-cell>
          <table:table-cell office:value-type="float" office:value="0.758965">
            <text:p>0.758965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2</text:p>
          </table:table-cell>
          <table:table-cell office:value-type="string">
            <text:p>blur</text:p>
          </table:table-cell>
          <table:table-cell office:value-type="string">
            <text:p>blur_hor</text:p>
          </table:table-cell>
          <table:table-cell office:value-type="float" office:value="0.792997">
            <text:p>0.792997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2</text:p>
          </table:table-cell>
          <table:table-cell office:value-type="string">
            <text:p>blur</text:p>
          </table:table-cell>
          <table:table-cell office:value-type="string">
            <text:p>blur_hor</text:p>
          </table:table-cell>
          <table:table-cell office:value-type="float" office:value="0.783467">
            <text:p>0.783467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2</text:p>
          </table:table-cell>
          <table:table-cell office:value-type="string">
            <text:p>blur</text:p>
          </table:table-cell>
          <table:table-cell office:value-type="string">
            <text:p>blur_hor</text:p>
          </table:table-cell>
          <table:table-cell office:value-type="float" office:value="0.761354">
            <text:p>0.761354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3</text:p>
          </table:table-cell>
          <table:table-cell office:value-type="string">
            <text:p>blur</text:p>
          </table:table-cell>
          <table:table-cell office:value-type="string">
            <text:p>blur_hor</text:p>
          </table:table-cell>
          <table:table-cell office:value-type="float" office:value="0.681837">
            <text:p>0.681837</text:p>
          </table:table-cell>
          <table:table-cell table:formula="of:=MEDIAN([.D32:.D41])" office:value-type="float" office:value="0.704033">
            <text:p>0.704033</text:p>
          </table:table-cell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3</text:p>
          </table:table-cell>
          <table:table-cell office:value-type="string">
            <text:p>blur</text:p>
          </table:table-cell>
          <table:table-cell office:value-type="string">
            <text:p>blur_hor</text:p>
          </table:table-cell>
          <table:table-cell office:value-type="float" office:value="0.714323">
            <text:p>0.714323</text:p>
          </table:table-cell>
          <table:table-cell/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3</text:p>
          </table:table-cell>
          <table:table-cell office:value-type="string">
            <text:p>blur</text:p>
          </table:table-cell>
          <table:table-cell office:value-type="string">
            <text:p>blur_hor</text:p>
          </table:table-cell>
          <table:table-cell office:value-type="float" office:value="0.697149">
            <text:p>0.697149</text:p>
          </table:table-cell>
          <table:table-cell/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3</text:p>
          </table:table-cell>
          <table:table-cell office:value-type="string">
            <text:p>blur</text:p>
          </table:table-cell>
          <table:table-cell office:value-type="string">
            <text:p>blur_hor</text:p>
          </table:table-cell>
          <table:table-cell office:value-type="float" office:value="0.705241">
            <text:p>0.70524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3</text:p>
          </table:table-cell>
          <table:table-cell office:value-type="string">
            <text:p>blur</text:p>
          </table:table-cell>
          <table:table-cell office:value-type="string">
            <text:p>blur_hor</text:p>
          </table:table-cell>
          <table:table-cell office:value-type="float" office:value="0.723264">
            <text:p>0.723264</text:p>
          </table:table-cell>
          <table:table-cell/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3</text:p>
          </table:table-cell>
          <table:table-cell office:value-type="string">
            <text:p>blur</text:p>
          </table:table-cell>
          <table:table-cell office:value-type="string">
            <text:p>blur_hor</text:p>
          </table:table-cell>
          <table:table-cell office:value-type="float" office:value="0.723289">
            <text:p>0.723289</text:p>
          </table:table-cell>
          <table:table-cell/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3</text:p>
          </table:table-cell>
          <table:table-cell office:value-type="string">
            <text:p>blur</text:p>
          </table:table-cell>
          <table:table-cell office:value-type="string">
            <text:p>blur_hor</text:p>
          </table:table-cell>
          <table:table-cell office:value-type="float" office:value="0.702825">
            <text:p>0.702825</text:p>
          </table:table-cell>
          <table:table-cell/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3</text:p>
          </table:table-cell>
          <table:table-cell office:value-type="string">
            <text:p>blur</text:p>
          </table:table-cell>
          <table:table-cell office:value-type="string">
            <text:p>blur_hor</text:p>
          </table:table-cell>
          <table:table-cell office:value-type="float" office:value="0.701311">
            <text:p>0.70131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3</text:p>
          </table:table-cell>
          <table:table-cell office:value-type="string">
            <text:p>blur</text:p>
          </table:table-cell>
          <table:table-cell office:value-type="string">
            <text:p>blur_hor</text:p>
          </table:table-cell>
          <table:table-cell office:value-type="float" office:value="0.734922">
            <text:p>0.73492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3</text:p>
          </table:table-cell>
          <table:table-cell office:value-type="string">
            <text:p>blur</text:p>
          </table:table-cell>
          <table:table-cell office:value-type="string">
            <text:p>blur_hor</text:p>
          </table:table-cell>
          <table:table-cell office:value-type="float" office:value="0.692184">
            <text:p>0.692184</text:p>
          </table:table-cell>
          <table:table-cell/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0</text:p>
          </table:table-cell>
          <table:table-cell office:value-type="string">
            <text:p>blur</text:p>
          </table:table-cell>
          <table:table-cell office:value-type="string">
            <text:p>blur_ver</text:p>
          </table:table-cell>
          <table:table-cell office:value-type="float" office:value="0.864176">
            <text:p>0.864176</text:p>
          </table:table-cell>
          <table:table-cell table:formula="of:=MEDIAN([.D42:.D51])" office:value-type="float" office:value="0.872662">
            <text:p>0.87266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0</text:p>
          </table:table-cell>
          <table:table-cell office:value-type="string">
            <text:p>blur</text:p>
          </table:table-cell>
          <table:table-cell office:value-type="string">
            <text:p>blur_ver</text:p>
          </table:table-cell>
          <table:table-cell office:value-type="float" office:value="0.837757">
            <text:p>0.837757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0</text:p>
          </table:table-cell>
          <table:table-cell office:value-type="string">
            <text:p>blur</text:p>
          </table:table-cell>
          <table:table-cell office:value-type="string">
            <text:p>blur_ver</text:p>
          </table:table-cell>
          <table:table-cell office:value-type="float" office:value="0.868994">
            <text:p>0.868994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0</text:p>
          </table:table-cell>
          <table:table-cell office:value-type="string">
            <text:p>blur</text:p>
          </table:table-cell>
          <table:table-cell office:value-type="string">
            <text:p>blur_ver</text:p>
          </table:table-cell>
          <table:table-cell office:value-type="float" office:value="0.890305">
            <text:p>0.890305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0</text:p>
          </table:table-cell>
          <table:table-cell office:value-type="string">
            <text:p>blur</text:p>
          </table:table-cell>
          <table:table-cell office:value-type="string">
            <text:p>blur_ver</text:p>
          </table:table-cell>
          <table:table-cell office:value-type="float" office:value="0.880097">
            <text:p>0.880097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0</text:p>
          </table:table-cell>
          <table:table-cell office:value-type="string">
            <text:p>blur</text:p>
          </table:table-cell>
          <table:table-cell office:value-type="string">
            <text:p>blur_ver</text:p>
          </table:table-cell>
          <table:table-cell office:value-type="float" office:value="0.861811">
            <text:p>0.861811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0</text:p>
          </table:table-cell>
          <table:table-cell office:value-type="string">
            <text:p>blur</text:p>
          </table:table-cell>
          <table:table-cell office:value-type="string">
            <text:p>blur_ver</text:p>
          </table:table-cell>
          <table:table-cell office:value-type="float" office:value="0.87633">
            <text:p>0.87633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0</text:p>
          </table:table-cell>
          <table:table-cell office:value-type="string">
            <text:p>blur</text:p>
          </table:table-cell>
          <table:table-cell office:value-type="string">
            <text:p>blur_ver</text:p>
          </table:table-cell>
          <table:table-cell office:value-type="float" office:value="0.921959">
            <text:p>0.921959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0</text:p>
          </table:table-cell>
          <table:table-cell office:value-type="string">
            <text:p>blur</text:p>
          </table:table-cell>
          <table:table-cell office:value-type="string">
            <text:p>blur_ver</text:p>
          </table:table-cell>
          <table:table-cell office:value-type="float" office:value="0.864822">
            <text:p>0.864822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0</text:p>
          </table:table-cell>
          <table:table-cell office:value-type="string">
            <text:p>blur</text:p>
          </table:table-cell>
          <table:table-cell office:value-type="string">
            <text:p>blur_ver</text:p>
          </table:table-cell>
          <table:table-cell office:value-type="float" office:value="0.894028">
            <text:p>0.894028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1</text:p>
          </table:table-cell>
          <table:table-cell office:value-type="string">
            <text:p>blur</text:p>
          </table:table-cell>
          <table:table-cell office:value-type="string">
            <text:p>blur_ver</text:p>
          </table:table-cell>
          <table:table-cell office:value-type="float" office:value="0.878834">
            <text:p>0.878834</text:p>
          </table:table-cell>
          <table:table-cell table:formula="of:=MEDIAN([.D52:.D61])" office:value-type="float" office:value="0.870879">
            <text:p>0.870879</text:p>
          </table:table-cell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1</text:p>
          </table:table-cell>
          <table:table-cell office:value-type="string">
            <text:p>blur</text:p>
          </table:table-cell>
          <table:table-cell office:value-type="string">
            <text:p>blur_ver</text:p>
          </table:table-cell>
          <table:table-cell office:value-type="float" office:value="0.864171">
            <text:p>0.864171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1</text:p>
          </table:table-cell>
          <table:table-cell office:value-type="string">
            <text:p>blur</text:p>
          </table:table-cell>
          <table:table-cell office:value-type="string">
            <text:p>blur_ver</text:p>
          </table:table-cell>
          <table:table-cell office:value-type="float" office:value="0.872211">
            <text:p>0.872211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1</text:p>
          </table:table-cell>
          <table:table-cell office:value-type="string">
            <text:p>blur</text:p>
          </table:table-cell>
          <table:table-cell office:value-type="string">
            <text:p>blur_ver</text:p>
          </table:table-cell>
          <table:table-cell office:value-type="float" office:value="0.868467">
            <text:p>0.868467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1</text:p>
          </table:table-cell>
          <table:table-cell office:value-type="string">
            <text:p>blur</text:p>
          </table:table-cell>
          <table:table-cell office:value-type="string">
            <text:p>blur_ver</text:p>
          </table:table-cell>
          <table:table-cell office:value-type="float" office:value="0.885094">
            <text:p>0.885094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1</text:p>
          </table:table-cell>
          <table:table-cell office:value-type="string">
            <text:p>blur</text:p>
          </table:table-cell>
          <table:table-cell office:value-type="string">
            <text:p>blur_ver</text:p>
          </table:table-cell>
          <table:table-cell office:value-type="float" office:value="0.874706">
            <text:p>0.874706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1</text:p>
          </table:table-cell>
          <table:table-cell office:value-type="string">
            <text:p>blur</text:p>
          </table:table-cell>
          <table:table-cell office:value-type="string">
            <text:p>blur_ver</text:p>
          </table:table-cell>
          <table:table-cell office:value-type="float" office:value="0.822754">
            <text:p>0.822754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1</text:p>
          </table:table-cell>
          <table:table-cell office:value-type="string">
            <text:p>blur</text:p>
          </table:table-cell>
          <table:table-cell office:value-type="string">
            <text:p>blur_ver</text:p>
          </table:table-cell>
          <table:table-cell office:value-type="float" office:value="0.824379">
            <text:p>0.824379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1</text:p>
          </table:table-cell>
          <table:table-cell office:value-type="string">
            <text:p>blur</text:p>
          </table:table-cell>
          <table:table-cell office:value-type="string">
            <text:p>blur_ver</text:p>
          </table:table-cell>
          <table:table-cell office:value-type="float" office:value="0.869547">
            <text:p>0.869547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1</text:p>
          </table:table-cell>
          <table:table-cell office:value-type="string">
            <text:p>blur</text:p>
          </table:table-cell>
          <table:table-cell office:value-type="string">
            <text:p>blur_ver</text:p>
          </table:table-cell>
          <table:table-cell office:value-type="float" office:value="0.908589">
            <text:p>0.908589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2</text:p>
          </table:table-cell>
          <table:table-cell office:value-type="string">
            <text:p>blur</text:p>
          </table:table-cell>
          <table:table-cell office:value-type="string">
            <text:p>blur_ver</text:p>
          </table:table-cell>
          <table:table-cell office:value-type="float" office:value="0.890375">
            <text:p>0.890375</text:p>
          </table:table-cell>
          <table:table-cell table:formula="of:=MEDIAN([.D62:.D71])" office:value-type="float" office:value="0.891404">
            <text:p>0.89140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2</text:p>
          </table:table-cell>
          <table:table-cell office:value-type="string">
            <text:p>blur</text:p>
          </table:table-cell>
          <table:table-cell office:value-type="string">
            <text:p>blur_ver</text:p>
          </table:table-cell>
          <table:table-cell office:value-type="float" office:value="0.931622">
            <text:p>0.931622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2</text:p>
          </table:table-cell>
          <table:table-cell office:value-type="string">
            <text:p>blur</text:p>
          </table:table-cell>
          <table:table-cell office:value-type="string">
            <text:p>blur_ver</text:p>
          </table:table-cell>
          <table:table-cell office:value-type="float" office:value="0.902224">
            <text:p>0.902224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2</text:p>
          </table:table-cell>
          <table:table-cell office:value-type="string">
            <text:p>blur</text:p>
          </table:table-cell>
          <table:table-cell office:value-type="string">
            <text:p>blur_ver</text:p>
          </table:table-cell>
          <table:table-cell office:value-type="float" office:value="0.891321">
            <text:p>0.891321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2</text:p>
          </table:table-cell>
          <table:table-cell office:value-type="string">
            <text:p>blur</text:p>
          </table:table-cell>
          <table:table-cell office:value-type="string">
            <text:p>blur_ver</text:p>
          </table:table-cell>
          <table:table-cell office:value-type="float" office:value="0.854406">
            <text:p>0.854406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2</text:p>
          </table:table-cell>
          <table:table-cell office:value-type="string">
            <text:p>blur</text:p>
          </table:table-cell>
          <table:table-cell office:value-type="string">
            <text:p>blur_ver</text:p>
          </table:table-cell>
          <table:table-cell office:value-type="float" office:value="0.895746">
            <text:p>0.895746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2</text:p>
          </table:table-cell>
          <table:table-cell office:value-type="string">
            <text:p>blur</text:p>
          </table:table-cell>
          <table:table-cell office:value-type="string">
            <text:p>blur_ver</text:p>
          </table:table-cell>
          <table:table-cell office:value-type="float" office:value="0.90818">
            <text:p>0.90818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2</text:p>
          </table:table-cell>
          <table:table-cell office:value-type="string">
            <text:p>blur</text:p>
          </table:table-cell>
          <table:table-cell office:value-type="string">
            <text:p>blur_ver</text:p>
          </table:table-cell>
          <table:table-cell office:value-type="float" office:value="0.890498">
            <text:p>0.890498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2</text:p>
          </table:table-cell>
          <table:table-cell office:value-type="string">
            <text:p>blur</text:p>
          </table:table-cell>
          <table:table-cell office:value-type="string">
            <text:p>blur_ver</text:p>
          </table:table-cell>
          <table:table-cell office:value-type="float" office:value="0.878538">
            <text:p>0.878538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2</text:p>
          </table:table-cell>
          <table:table-cell office:value-type="string">
            <text:p>blur</text:p>
          </table:table-cell>
          <table:table-cell office:value-type="string">
            <text:p>blur_ver</text:p>
          </table:table-cell>
          <table:table-cell office:value-type="float" office:value="0.891487">
            <text:p>0.891487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3</text:p>
          </table:table-cell>
          <table:table-cell office:value-type="string">
            <text:p>blur</text:p>
          </table:table-cell>
          <table:table-cell office:value-type="string">
            <text:p>blur_ver</text:p>
          </table:table-cell>
          <table:table-cell office:value-type="float" office:value="0.768518">
            <text:p>0.768518</text:p>
          </table:table-cell>
          <table:table-cell table:formula="of:=MEDIAN([.D72:.D81])" office:value-type="float" office:value="0.765641">
            <text:p>0.765641</text:p>
          </table:table-cell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3</text:p>
          </table:table-cell>
          <table:table-cell office:value-type="string">
            <text:p>blur</text:p>
          </table:table-cell>
          <table:table-cell office:value-type="string">
            <text:p>blur_ver</text:p>
          </table:table-cell>
          <table:table-cell office:value-type="float" office:value="0.769732">
            <text:p>0.76973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3</text:p>
          </table:table-cell>
          <table:table-cell office:value-type="string">
            <text:p>blur</text:p>
          </table:table-cell>
          <table:table-cell office:value-type="string">
            <text:p>blur_ver</text:p>
          </table:table-cell>
          <table:table-cell office:value-type="float" office:value="0.76327">
            <text:p>0.76327</text:p>
          </table:table-cell>
          <table:table-cell/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3</text:p>
          </table:table-cell>
          <table:table-cell office:value-type="string">
            <text:p>blur</text:p>
          </table:table-cell>
          <table:table-cell office:value-type="string">
            <text:p>blur_ver</text:p>
          </table:table-cell>
          <table:table-cell office:value-type="float" office:value="0.735709">
            <text:p>0.735709</text:p>
          </table:table-cell>
          <table:table-cell/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3</text:p>
          </table:table-cell>
          <table:table-cell office:value-type="string">
            <text:p>blur</text:p>
          </table:table-cell>
          <table:table-cell office:value-type="string">
            <text:p>blur_ver</text:p>
          </table:table-cell>
          <table:table-cell office:value-type="float" office:value="0.757824">
            <text:p>0.757824</text:p>
          </table:table-cell>
          <table:table-cell/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3</text:p>
          </table:table-cell>
          <table:table-cell office:value-type="string">
            <text:p>blur</text:p>
          </table:table-cell>
          <table:table-cell office:value-type="string">
            <text:p>blur_ver</text:p>
          </table:table-cell>
          <table:table-cell office:value-type="float" office:value="0.78152">
            <text:p>0.7815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3</text:p>
          </table:table-cell>
          <table:table-cell office:value-type="string">
            <text:p>blur</text:p>
          </table:table-cell>
          <table:table-cell office:value-type="string">
            <text:p>blur_ver</text:p>
          </table:table-cell>
          <table:table-cell office:value-type="float" office:value="0.768012">
            <text:p>0.7680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3</text:p>
          </table:table-cell>
          <table:table-cell office:value-type="string">
            <text:p>blur</text:p>
          </table:table-cell>
          <table:table-cell office:value-type="string">
            <text:p>blur_ver</text:p>
          </table:table-cell>
          <table:table-cell office:value-type="float" office:value="0.769928">
            <text:p>0.769928</text:p>
          </table:table-cell>
          <table:table-cell/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3</text:p>
          </table:table-cell>
          <table:table-cell office:value-type="string">
            <text:p>blur</text:p>
          </table:table-cell>
          <table:table-cell office:value-type="string">
            <text:p>blur_ver</text:p>
          </table:table-cell>
          <table:table-cell office:value-type="float" office:value="0.72117">
            <text:p>0.72117</text:p>
          </table:table-cell>
          <table:table-cell/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3</text:p>
          </table:table-cell>
          <table:table-cell office:value-type="string">
            <text:p>blur</text:p>
          </table:table-cell>
          <table:table-cell office:value-type="string">
            <text:p>blur_ver</text:p>
          </table:table-cell>
          <table:table-cell office:value-type="float" office:value="0.760766">
            <text:p>0.760766</text:p>
          </table:table-cell>
          <table:table-cell/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0</text:p>
          </table:table-cell>
          <table:table-cell office:value-type="string">
            <text:p>mmul</text:p>
          </table:table-cell>
          <table:table-cell office:value-type="string">
            <text:p>fmma</text:p>
          </table:table-cell>
          <table:table-cell office:value-type="float" office:value="3.112627">
            <text:p>3.112627</text:p>
          </table:table-cell>
          <table:table-cell table:formula="of:=MEDIAN([.D82:.D91])" office:value-type="float" office:value="3.0961065">
            <text:p>3.096106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0</text:p>
          </table:table-cell>
          <table:table-cell office:value-type="string">
            <text:p>mmul</text:p>
          </table:table-cell>
          <table:table-cell office:value-type="string">
            <text:p>fmma</text:p>
          </table:table-cell>
          <table:table-cell office:value-type="float" office:value="3.094542">
            <text:p>3.094542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0</text:p>
          </table:table-cell>
          <table:table-cell office:value-type="string">
            <text:p>mmul</text:p>
          </table:table-cell>
          <table:table-cell office:value-type="string">
            <text:p>fmma</text:p>
          </table:table-cell>
          <table:table-cell office:value-type="float" office:value="3.071504">
            <text:p>3.071504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0</text:p>
          </table:table-cell>
          <table:table-cell office:value-type="string">
            <text:p>mmul</text:p>
          </table:table-cell>
          <table:table-cell office:value-type="string">
            <text:p>fmma</text:p>
          </table:table-cell>
          <table:table-cell office:value-type="float" office:value="3.088445">
            <text:p>3.088445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0</text:p>
          </table:table-cell>
          <table:table-cell office:value-type="string">
            <text:p>mmul</text:p>
          </table:table-cell>
          <table:table-cell office:value-type="string">
            <text:p>fmma</text:p>
          </table:table-cell>
          <table:table-cell office:value-type="float" office:value="3.097671">
            <text:p>3.097671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0</text:p>
          </table:table-cell>
          <table:table-cell office:value-type="string">
            <text:p>mmul</text:p>
          </table:table-cell>
          <table:table-cell office:value-type="string">
            <text:p>fmma</text:p>
          </table:table-cell>
          <table:table-cell office:value-type="float" office:value="3.07893">
            <text:p>3.07893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0</text:p>
          </table:table-cell>
          <table:table-cell office:value-type="string">
            <text:p>mmul</text:p>
          </table:table-cell>
          <table:table-cell office:value-type="string">
            <text:p>fmma</text:p>
          </table:table-cell>
          <table:table-cell office:value-type="float" office:value="3.10729">
            <text:p>3.10729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0</text:p>
          </table:table-cell>
          <table:table-cell office:value-type="string">
            <text:p>mmul</text:p>
          </table:table-cell>
          <table:table-cell office:value-type="string">
            <text:p>fmma</text:p>
          </table:table-cell>
          <table:table-cell office:value-type="float" office:value="3.123727">
            <text:p>3.123727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0</text:p>
          </table:table-cell>
          <table:table-cell office:value-type="string">
            <text:p>mmul</text:p>
          </table:table-cell>
          <table:table-cell office:value-type="string">
            <text:p>fmma</text:p>
          </table:table-cell>
          <table:table-cell office:value-type="float" office:value="3.133961">
            <text:p>3.133961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0</text:p>
          </table:table-cell>
          <table:table-cell office:value-type="string">
            <text:p>mmul</text:p>
          </table:table-cell>
          <table:table-cell office:value-type="string">
            <text:p>fmma</text:p>
          </table:table-cell>
          <table:table-cell office:value-type="float" office:value="3.06574">
            <text:p>3.06574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1</text:p>
          </table:table-cell>
          <table:table-cell office:value-type="string">
            <text:p>mmul</text:p>
          </table:table-cell>
          <table:table-cell office:value-type="string">
            <text:p>fmma</text:p>
          </table:table-cell>
          <table:table-cell office:value-type="float" office:value="3.042868">
            <text:p>3.042868</text:p>
          </table:table-cell>
          <table:table-cell table:formula="of:=MEDIAN([.D92:.D101])" office:value-type="float" office:value="3.0071205">
            <text:p>3.0071205</text:p>
          </table:table-cell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1</text:p>
          </table:table-cell>
          <table:table-cell office:value-type="string">
            <text:p>mmul</text:p>
          </table:table-cell>
          <table:table-cell office:value-type="string">
            <text:p>fmma</text:p>
          </table:table-cell>
          <table:table-cell office:value-type="float" office:value="2.954898">
            <text:p>2.954898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1</text:p>
          </table:table-cell>
          <table:table-cell office:value-type="string">
            <text:p>mmul</text:p>
          </table:table-cell>
          <table:table-cell office:value-type="string">
            <text:p>fmma</text:p>
          </table:table-cell>
          <table:table-cell office:value-type="float" office:value="2.987815">
            <text:p>2.987815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1</text:p>
          </table:table-cell>
          <table:table-cell office:value-type="string">
            <text:p>mmul</text:p>
          </table:table-cell>
          <table:table-cell office:value-type="string">
            <text:p>fmma</text:p>
          </table:table-cell>
          <table:table-cell office:value-type="float" office:value="2.945769">
            <text:p>2.945769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1</text:p>
          </table:table-cell>
          <table:table-cell office:value-type="string">
            <text:p>mmul</text:p>
          </table:table-cell>
          <table:table-cell office:value-type="string">
            <text:p>fmma</text:p>
          </table:table-cell>
          <table:table-cell office:value-type="float" office:value="2.996728">
            <text:p>2.996728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1</text:p>
          </table:table-cell>
          <table:table-cell office:value-type="string">
            <text:p>mmul</text:p>
          </table:table-cell>
          <table:table-cell office:value-type="string">
            <text:p>fmma</text:p>
          </table:table-cell>
          <table:table-cell office:value-type="float" office:value="3.042546">
            <text:p>3.042546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1</text:p>
          </table:table-cell>
          <table:table-cell office:value-type="string">
            <text:p>mmul</text:p>
          </table:table-cell>
          <table:table-cell office:value-type="string">
            <text:p>fmma</text:p>
          </table:table-cell>
          <table:table-cell office:value-type="float" office:value="2.99442">
            <text:p>2.99442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1</text:p>
          </table:table-cell>
          <table:table-cell office:value-type="string">
            <text:p>mmul</text:p>
          </table:table-cell>
          <table:table-cell office:value-type="string">
            <text:p>fmma</text:p>
          </table:table-cell>
          <table:table-cell office:value-type="float" office:value="3.027773">
            <text:p>3.027773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1</text:p>
          </table:table-cell>
          <table:table-cell office:value-type="string">
            <text:p>mmul</text:p>
          </table:table-cell>
          <table:table-cell office:value-type="string">
            <text:p>fmma</text:p>
          </table:table-cell>
          <table:table-cell office:value-type="float" office:value="3.017513">
            <text:p>3.017513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1</text:p>
          </table:table-cell>
          <table:table-cell office:value-type="string">
            <text:p>mmul</text:p>
          </table:table-cell>
          <table:table-cell office:value-type="string">
            <text:p>fmma</text:p>
          </table:table-cell>
          <table:table-cell office:value-type="float" office:value="3.024105">
            <text:p>3.024105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2</text:p>
          </table:table-cell>
          <table:table-cell office:value-type="string">
            <text:p>mmul</text:p>
          </table:table-cell>
          <table:table-cell office:value-type="string">
            <text:p>fmma</text:p>
          </table:table-cell>
          <table:table-cell office:value-type="float" office:value="3.01856">
            <text:p>3.01856</text:p>
          </table:table-cell>
          <table:table-cell table:formula="of:=MEDIAN([.D102:.D111])" office:value-type="float" office:value="2.995164">
            <text:p>2.99516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2</text:p>
          </table:table-cell>
          <table:table-cell office:value-type="string">
            <text:p>mmul</text:p>
          </table:table-cell>
          <table:table-cell office:value-type="string">
            <text:p>fmma</text:p>
          </table:table-cell>
          <table:table-cell office:value-type="float" office:value="2.955695">
            <text:p>2.955695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2</text:p>
          </table:table-cell>
          <table:table-cell office:value-type="string">
            <text:p>mmul</text:p>
          </table:table-cell>
          <table:table-cell office:value-type="string">
            <text:p>fmma</text:p>
          </table:table-cell>
          <table:table-cell office:value-type="float" office:value="2.993596">
            <text:p>2.993596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2</text:p>
          </table:table-cell>
          <table:table-cell office:value-type="string">
            <text:p>mmul</text:p>
          </table:table-cell>
          <table:table-cell office:value-type="string">
            <text:p>fmma</text:p>
          </table:table-cell>
          <table:table-cell office:value-type="float" office:value="3.006548">
            <text:p>3.006548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2</text:p>
          </table:table-cell>
          <table:table-cell office:value-type="string">
            <text:p>mmul</text:p>
          </table:table-cell>
          <table:table-cell office:value-type="string">
            <text:p>fmma</text:p>
          </table:table-cell>
          <table:table-cell office:value-type="float" office:value="2.988655">
            <text:p>2.988655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2</text:p>
          </table:table-cell>
          <table:table-cell office:value-type="string">
            <text:p>mmul</text:p>
          </table:table-cell>
          <table:table-cell office:value-type="string">
            <text:p>fmma</text:p>
          </table:table-cell>
          <table:table-cell office:value-type="float" office:value="2.980553">
            <text:p>2.980553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2</text:p>
          </table:table-cell>
          <table:table-cell office:value-type="string">
            <text:p>mmul</text:p>
          </table:table-cell>
          <table:table-cell office:value-type="string">
            <text:p>fmma</text:p>
          </table:table-cell>
          <table:table-cell office:value-type="float" office:value="3.043198">
            <text:p>3.043198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2</text:p>
          </table:table-cell>
          <table:table-cell office:value-type="string">
            <text:p>mmul</text:p>
          </table:table-cell>
          <table:table-cell office:value-type="string">
            <text:p>fmma</text:p>
          </table:table-cell>
          <table:table-cell office:value-type="float" office:value="2.981544">
            <text:p>2.981544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2</text:p>
          </table:table-cell>
          <table:table-cell office:value-type="string">
            <text:p>mmul</text:p>
          </table:table-cell>
          <table:table-cell office:value-type="string">
            <text:p>fmma</text:p>
          </table:table-cell>
          <table:table-cell office:value-type="float" office:value="2.996732">
            <text:p>2.996732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2</text:p>
          </table:table-cell>
          <table:table-cell office:value-type="string">
            <text:p>mmul</text:p>
          </table:table-cell>
          <table:table-cell office:value-type="string">
            <text:p>fmma</text:p>
          </table:table-cell>
          <table:table-cell office:value-type="float" office:value="3.017123">
            <text:p>3.017123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3</text:p>
          </table:table-cell>
          <table:table-cell office:value-type="string">
            <text:p>mmul</text:p>
          </table:table-cell>
          <table:table-cell office:value-type="string">
            <text:p>fmma</text:p>
          </table:table-cell>
          <table:table-cell office:value-type="float" office:value="2.865116">
            <text:p>2.865116</text:p>
          </table:table-cell>
          <table:table-cell table:formula="of:=MEDIAN([.D112:.D121])" office:value-type="float" office:value="2.8799645">
            <text:p>2.8799645</text:p>
          </table:table-cell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3</text:p>
          </table:table-cell>
          <table:table-cell office:value-type="string">
            <text:p>mmul</text:p>
          </table:table-cell>
          <table:table-cell office:value-type="string">
            <text:p>fmma</text:p>
          </table:table-cell>
          <table:table-cell office:value-type="float" office:value="2.881341">
            <text:p>2.88134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3</text:p>
          </table:table-cell>
          <table:table-cell office:value-type="string">
            <text:p>mmul</text:p>
          </table:table-cell>
          <table:table-cell office:value-type="string">
            <text:p>fmma</text:p>
          </table:table-cell>
          <table:table-cell office:value-type="float" office:value="2.807779">
            <text:p>2.807779</text:p>
          </table:table-cell>
          <table:table-cell/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3</text:p>
          </table:table-cell>
          <table:table-cell office:value-type="string">
            <text:p>mmul</text:p>
          </table:table-cell>
          <table:table-cell office:value-type="string">
            <text:p>fmma</text:p>
          </table:table-cell>
          <table:table-cell office:value-type="float" office:value="2.860223">
            <text:p>2.860223</text:p>
          </table:table-cell>
          <table:table-cell/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3</text:p>
          </table:table-cell>
          <table:table-cell office:value-type="string">
            <text:p>mmul</text:p>
          </table:table-cell>
          <table:table-cell office:value-type="string">
            <text:p>fmma</text:p>
          </table:table-cell>
          <table:table-cell office:value-type="float" office:value="2.888533">
            <text:p>2.888533</text:p>
          </table:table-cell>
          <table:table-cell/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3</text:p>
          </table:table-cell>
          <table:table-cell office:value-type="string">
            <text:p>mmul</text:p>
          </table:table-cell>
          <table:table-cell office:value-type="string">
            <text:p>fmma</text:p>
          </table:table-cell>
          <table:table-cell office:value-type="float" office:value="2.880272">
            <text:p>2.88027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3</text:p>
          </table:table-cell>
          <table:table-cell office:value-type="string">
            <text:p>mmul</text:p>
          </table:table-cell>
          <table:table-cell office:value-type="string">
            <text:p>fmma</text:p>
          </table:table-cell>
          <table:table-cell office:value-type="float" office:value="2.904585">
            <text:p>2.904585</text:p>
          </table:table-cell>
          <table:table-cell/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3</text:p>
          </table:table-cell>
          <table:table-cell office:value-type="string">
            <text:p>mmul</text:p>
          </table:table-cell>
          <table:table-cell office:value-type="string">
            <text:p>fmma</text:p>
          </table:table-cell>
          <table:table-cell office:value-type="float" office:value="2.90342">
            <text:p>2.9034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3</text:p>
          </table:table-cell>
          <table:table-cell office:value-type="string">
            <text:p>mmul</text:p>
          </table:table-cell>
          <table:table-cell office:value-type="string">
            <text:p>fmma</text:p>
          </table:table-cell>
          <table:table-cell office:value-type="float" office:value="2.832425">
            <text:p>2.832425</text:p>
          </table:table-cell>
          <table:table-cell/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3</text:p>
          </table:table-cell>
          <table:table-cell office:value-type="string">
            <text:p>mmul</text:p>
          </table:table-cell>
          <table:table-cell office:value-type="string">
            <text:p>fmma</text:p>
          </table:table-cell>
          <table:table-cell office:value-type="float" office:value="2.879657">
            <text:p>2.879657</text:p>
          </table:table-cell>
          <table:table-cell/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0</text:p>
          </table:table-cell>
          <table:table-cell office:value-type="string">
            <text:p>nas-ft</text:p>
          </table:table-cell>
          <table:table-cell office:value-type="string">
            <text:p>cffts1</text:p>
          </table:table-cell>
          <table:table-cell office:value-type="float" office:value="7.415659">
            <text:p>7.415659</text:p>
          </table:table-cell>
          <table:table-cell table:formula="of:=MEDIAN([.D122:.D131])" office:value-type="float" office:value="7.419371">
            <text:p>7.41937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0</text:p>
          </table:table-cell>
          <table:table-cell office:value-type="string">
            <text:p>nas-ft</text:p>
          </table:table-cell>
          <table:table-cell office:value-type="string">
            <text:p>cffts1</text:p>
          </table:table-cell>
          <table:table-cell office:value-type="float" office:value="7.397602">
            <text:p>7.397602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0</text:p>
          </table:table-cell>
          <table:table-cell office:value-type="string">
            <text:p>nas-ft</text:p>
          </table:table-cell>
          <table:table-cell office:value-type="string">
            <text:p>cffts1</text:p>
          </table:table-cell>
          <table:table-cell office:value-type="float" office:value="7.421126">
            <text:p>7.421126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0</text:p>
          </table:table-cell>
          <table:table-cell office:value-type="string">
            <text:p>nas-ft</text:p>
          </table:table-cell>
          <table:table-cell office:value-type="string">
            <text:p>cffts1</text:p>
          </table:table-cell>
          <table:table-cell office:value-type="float" office:value="7.417616">
            <text:p>7.417616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0</text:p>
          </table:table-cell>
          <table:table-cell office:value-type="string">
            <text:p>nas-ft</text:p>
          </table:table-cell>
          <table:table-cell office:value-type="string">
            <text:p>cffts1</text:p>
          </table:table-cell>
          <table:table-cell office:value-type="float" office:value="7.428989">
            <text:p>7.428989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0</text:p>
          </table:table-cell>
          <table:table-cell office:value-type="string">
            <text:p>nas-ft</text:p>
          </table:table-cell>
          <table:table-cell office:value-type="string">
            <text:p>cffts1</text:p>
          </table:table-cell>
          <table:table-cell office:value-type="float" office:value="7.416923">
            <text:p>7.416923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0</text:p>
          </table:table-cell>
          <table:table-cell office:value-type="string">
            <text:p>nas-ft</text:p>
          </table:table-cell>
          <table:table-cell office:value-type="string">
            <text:p>cffts1</text:p>
          </table:table-cell>
          <table:table-cell office:value-type="float" office:value="7.424009">
            <text:p>7.424009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0</text:p>
          </table:table-cell>
          <table:table-cell office:value-type="string">
            <text:p>nas-ft</text:p>
          </table:table-cell>
          <table:table-cell office:value-type="string">
            <text:p>cffts1</text:p>
          </table:table-cell>
          <table:table-cell office:value-type="float" office:value="7.414596">
            <text:p>7.414596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0</text:p>
          </table:table-cell>
          <table:table-cell office:value-type="string">
            <text:p>nas-ft</text:p>
          </table:table-cell>
          <table:table-cell office:value-type="string">
            <text:p>cffts1</text:p>
          </table:table-cell>
          <table:table-cell office:value-type="float" office:value="7.4325">
            <text:p>7.4325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0</text:p>
          </table:table-cell>
          <table:table-cell office:value-type="string">
            <text:p>nas-ft</text:p>
          </table:table-cell>
          <table:table-cell office:value-type="string">
            <text:p>cffts1</text:p>
          </table:table-cell>
          <table:table-cell office:value-type="float" office:value="7.466183">
            <text:p>7.466183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1</text:p>
          </table:table-cell>
          <table:table-cell office:value-type="string">
            <text:p>nas-ft</text:p>
          </table:table-cell>
          <table:table-cell office:value-type="string">
            <text:p>cffts1</text:p>
          </table:table-cell>
          <table:table-cell office:value-type="float" office:value="7.299421">
            <text:p>7.299421</text:p>
          </table:table-cell>
          <table:table-cell table:formula="of:=MEDIAN([.D132:.D141])" office:value-type="float" office:value="7.2452225">
            <text:p>7.2452225</text:p>
          </table:table-cell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1</text:p>
          </table:table-cell>
          <table:table-cell office:value-type="string">
            <text:p>nas-ft</text:p>
          </table:table-cell>
          <table:table-cell office:value-type="string">
            <text:p>cffts1</text:p>
          </table:table-cell>
          <table:table-cell office:value-type="float" office:value="7.301869">
            <text:p>7.301869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1</text:p>
          </table:table-cell>
          <table:table-cell office:value-type="string">
            <text:p>nas-ft</text:p>
          </table:table-cell>
          <table:table-cell office:value-type="string">
            <text:p>cffts1</text:p>
          </table:table-cell>
          <table:table-cell office:value-type="float" office:value="7.326107">
            <text:p>7.326107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1</text:p>
          </table:table-cell>
          <table:table-cell office:value-type="string">
            <text:p>nas-ft</text:p>
          </table:table-cell>
          <table:table-cell office:value-type="string">
            <text:p>cffts1</text:p>
          </table:table-cell>
          <table:table-cell office:value-type="float" office:value="7.297385">
            <text:p>7.297385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1</text:p>
          </table:table-cell>
          <table:table-cell office:value-type="string">
            <text:p>nas-ft</text:p>
          </table:table-cell>
          <table:table-cell office:value-type="string">
            <text:p>cffts1</text:p>
          </table:table-cell>
          <table:table-cell office:value-type="float" office:value="7.231666">
            <text:p>7.231666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1</text:p>
          </table:table-cell>
          <table:table-cell office:value-type="string">
            <text:p>nas-ft</text:p>
          </table:table-cell>
          <table:table-cell office:value-type="string">
            <text:p>cffts1</text:p>
          </table:table-cell>
          <table:table-cell office:value-type="float" office:value="7.230361">
            <text:p>7.230361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1</text:p>
          </table:table-cell>
          <table:table-cell office:value-type="string">
            <text:p>nas-ft</text:p>
          </table:table-cell>
          <table:table-cell office:value-type="string">
            <text:p>cffts1</text:p>
          </table:table-cell>
          <table:table-cell office:value-type="float" office:value="7.214859">
            <text:p>7.214859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1</text:p>
          </table:table-cell>
          <table:table-cell office:value-type="string">
            <text:p>nas-ft</text:p>
          </table:table-cell>
          <table:table-cell office:value-type="string">
            <text:p>cffts1</text:p>
          </table:table-cell>
          <table:table-cell office:value-type="float" office:value="7.235701">
            <text:p>7.235701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1</text:p>
          </table:table-cell>
          <table:table-cell office:value-type="string">
            <text:p>nas-ft</text:p>
          </table:table-cell>
          <table:table-cell office:value-type="string">
            <text:p>cffts1</text:p>
          </table:table-cell>
          <table:table-cell office:value-type="float" office:value="7.254744">
            <text:p>7.254744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1</text:p>
          </table:table-cell>
          <table:table-cell office:value-type="string">
            <text:p>nas-ft</text:p>
          </table:table-cell>
          <table:table-cell office:value-type="string">
            <text:p>cffts1</text:p>
          </table:table-cell>
          <table:table-cell office:value-type="float" office:value="7.224775">
            <text:p>7.224775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2</text:p>
          </table:table-cell>
          <table:table-cell office:value-type="string">
            <text:p>nas-ft</text:p>
          </table:table-cell>
          <table:table-cell office:value-type="string">
            <text:p>cffts1</text:p>
          </table:table-cell>
          <table:table-cell office:value-type="float" office:value="7.505901">
            <text:p>7.505901</text:p>
          </table:table-cell>
          <table:table-cell table:formula="of:=MEDIAN([.D142:.D151])" office:value-type="float" office:value="7.504042">
            <text:p>7.50404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2</text:p>
          </table:table-cell>
          <table:table-cell office:value-type="string">
            <text:p>nas-ft</text:p>
          </table:table-cell>
          <table:table-cell office:value-type="string">
            <text:p>cffts1</text:p>
          </table:table-cell>
          <table:table-cell office:value-type="float" office:value="7.502183">
            <text:p>7.502183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2</text:p>
          </table:table-cell>
          <table:table-cell office:value-type="string">
            <text:p>nas-ft</text:p>
          </table:table-cell>
          <table:table-cell office:value-type="string">
            <text:p>cffts1</text:p>
          </table:table-cell>
          <table:table-cell office:value-type="float" office:value="7.517847">
            <text:p>7.517847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2</text:p>
          </table:table-cell>
          <table:table-cell office:value-type="string">
            <text:p>nas-ft</text:p>
          </table:table-cell>
          <table:table-cell office:value-type="string">
            <text:p>cffts1</text:p>
          </table:table-cell>
          <table:table-cell office:value-type="float" office:value="7.54598">
            <text:p>7.54598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2</text:p>
          </table:table-cell>
          <table:table-cell office:value-type="string">
            <text:p>nas-ft</text:p>
          </table:table-cell>
          <table:table-cell office:value-type="string">
            <text:p>cffts1</text:p>
          </table:table-cell>
          <table:table-cell office:value-type="float" office:value="7.509914">
            <text:p>7.509914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2</text:p>
          </table:table-cell>
          <table:table-cell office:value-type="string">
            <text:p>nas-ft</text:p>
          </table:table-cell>
          <table:table-cell office:value-type="string">
            <text:p>cffts1</text:p>
          </table:table-cell>
          <table:table-cell office:value-type="float" office:value="7.48025">
            <text:p>7.48025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2</text:p>
          </table:table-cell>
          <table:table-cell office:value-type="string">
            <text:p>nas-ft</text:p>
          </table:table-cell>
          <table:table-cell office:value-type="string">
            <text:p>cffts1</text:p>
          </table:table-cell>
          <table:table-cell office:value-type="float" office:value="7.518083">
            <text:p>7.518083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2</text:p>
          </table:table-cell>
          <table:table-cell office:value-type="string">
            <text:p>nas-ft</text:p>
          </table:table-cell>
          <table:table-cell office:value-type="string">
            <text:p>cffts1</text:p>
          </table:table-cell>
          <table:table-cell office:value-type="float" office:value="7.493504">
            <text:p>7.493504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2</text:p>
          </table:table-cell>
          <table:table-cell office:value-type="string">
            <text:p>nas-ft</text:p>
          </table:table-cell>
          <table:table-cell office:value-type="string">
            <text:p>cffts1</text:p>
          </table:table-cell>
          <table:table-cell office:value-type="float" office:value="7.41745">
            <text:p>7.41745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2</text:p>
          </table:table-cell>
          <table:table-cell office:value-type="string">
            <text:p>nas-ft</text:p>
          </table:table-cell>
          <table:table-cell office:value-type="string">
            <text:p>cffts1</text:p>
          </table:table-cell>
          <table:table-cell office:value-type="float" office:value="7.403685">
            <text:p>7.403685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3</text:p>
          </table:table-cell>
          <table:table-cell office:value-type="string">
            <text:p>nas-ft</text:p>
          </table:table-cell>
          <table:table-cell office:value-type="string">
            <text:p>cffts1</text:p>
          </table:table-cell>
          <table:table-cell office:value-type="float" office:value="7.283037">
            <text:p>7.283037</text:p>
          </table:table-cell>
          <table:table-cell table:formula="of:=MEDIAN([.D152:.D161])" office:value-type="float" office:value="7.225885">
            <text:p>7.225885</text:p>
          </table:table-cell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3</text:p>
          </table:table-cell>
          <table:table-cell office:value-type="string">
            <text:p>nas-ft</text:p>
          </table:table-cell>
          <table:table-cell office:value-type="string">
            <text:p>cffts1</text:p>
          </table:table-cell>
          <table:table-cell office:value-type="float" office:value="7.270505">
            <text:p>7.270505</text:p>
          </table:table-cell>
          <table:table-cell/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3</text:p>
          </table:table-cell>
          <table:table-cell office:value-type="string">
            <text:p>nas-ft</text:p>
          </table:table-cell>
          <table:table-cell office:value-type="string">
            <text:p>cffts1</text:p>
          </table:table-cell>
          <table:table-cell office:value-type="float" office:value="7.238723">
            <text:p>7.238723</text:p>
          </table:table-cell>
          <table:table-cell/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3</text:p>
          </table:table-cell>
          <table:table-cell office:value-type="string">
            <text:p>nas-ft</text:p>
          </table:table-cell>
          <table:table-cell office:value-type="string">
            <text:p>cffts1</text:p>
          </table:table-cell>
          <table:table-cell office:value-type="float" office:value="7.230734">
            <text:p>7.230734</text:p>
          </table:table-cell>
          <table:table-cell/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3</text:p>
          </table:table-cell>
          <table:table-cell office:value-type="string">
            <text:p>nas-ft</text:p>
          </table:table-cell>
          <table:table-cell office:value-type="string">
            <text:p>cffts1</text:p>
          </table:table-cell>
          <table:table-cell office:value-type="float" office:value="7.2119">
            <text:p>7.2119</text:p>
          </table:table-cell>
          <table:table-cell/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3</text:p>
          </table:table-cell>
          <table:table-cell office:value-type="string">
            <text:p>nas-ft</text:p>
          </table:table-cell>
          <table:table-cell office:value-type="string">
            <text:p>cffts1</text:p>
          </table:table-cell>
          <table:table-cell office:value-type="float" office:value="7.206184">
            <text:p>7.206184</text:p>
          </table:table-cell>
          <table:table-cell/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3</text:p>
          </table:table-cell>
          <table:table-cell office:value-type="string">
            <text:p>nas-ft</text:p>
          </table:table-cell>
          <table:table-cell office:value-type="string">
            <text:p>cffts1</text:p>
          </table:table-cell>
          <table:table-cell office:value-type="float" office:value="7.21233">
            <text:p>7.21233</text:p>
          </table:table-cell>
          <table:table-cell/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3</text:p>
          </table:table-cell>
          <table:table-cell office:value-type="string">
            <text:p>nas-ft</text:p>
          </table:table-cell>
          <table:table-cell office:value-type="string">
            <text:p>cffts1</text:p>
          </table:table-cell>
          <table:table-cell office:value-type="float" office:value="7.233143">
            <text:p>7.233143</text:p>
          </table:table-cell>
          <table:table-cell/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3</text:p>
          </table:table-cell>
          <table:table-cell office:value-type="string">
            <text:p>nas-ft</text:p>
          </table:table-cell>
          <table:table-cell office:value-type="string">
            <text:p>cffts1</text:p>
          </table:table-cell>
          <table:table-cell office:value-type="float" office:value="7.185068">
            <text:p>7.185068</text:p>
          </table:table-cell>
          <table:table-cell/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3</text:p>
          </table:table-cell>
          <table:table-cell office:value-type="string">
            <text:p>nas-ft</text:p>
          </table:table-cell>
          <table:table-cell office:value-type="string">
            <text:p>cffts1</text:p>
          </table:table-cell>
          <table:table-cell office:value-type="float" office:value="7.221036">
            <text:p>7.221036</text:p>
          </table:table-cell>
          <table:table-cell/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0</text:p>
          </table:table-cell>
          <table:table-cell office:value-type="string">
            <text:p>nas-ft</text:p>
          </table:table-cell>
          <table:table-cell office:value-type="string">
            <text:p>cffts2</text:p>
          </table:table-cell>
          <table:table-cell office:value-type="float" office:value="5.159827">
            <text:p>5.159827</text:p>
          </table:table-cell>
          <table:table-cell table:formula="of:=MEDIAN([.D162:.D171])" office:value-type="float" office:value="5.1661975">
            <text:p>5.166197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0</text:p>
          </table:table-cell>
          <table:table-cell office:value-type="string">
            <text:p>nas-ft</text:p>
          </table:table-cell>
          <table:table-cell office:value-type="string">
            <text:p>cffts2</text:p>
          </table:table-cell>
          <table:table-cell office:value-type="float" office:value="5.171722">
            <text:p>5.171722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0</text:p>
          </table:table-cell>
          <table:table-cell office:value-type="string">
            <text:p>nas-ft</text:p>
          </table:table-cell>
          <table:table-cell office:value-type="string">
            <text:p>cffts2</text:p>
          </table:table-cell>
          <table:table-cell office:value-type="float" office:value="5.159309">
            <text:p>5.159309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0</text:p>
          </table:table-cell>
          <table:table-cell office:value-type="string">
            <text:p>nas-ft</text:p>
          </table:table-cell>
          <table:table-cell office:value-type="string">
            <text:p>cffts2</text:p>
          </table:table-cell>
          <table:table-cell office:value-type="float" office:value="5.16719">
            <text:p>5.16719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0</text:p>
          </table:table-cell>
          <table:table-cell office:value-type="string">
            <text:p>nas-ft</text:p>
          </table:table-cell>
          <table:table-cell office:value-type="string">
            <text:p>cffts2</text:p>
          </table:table-cell>
          <table:table-cell office:value-type="float" office:value="5.161764">
            <text:p>5.161764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0</text:p>
          </table:table-cell>
          <table:table-cell office:value-type="string">
            <text:p>nas-ft</text:p>
          </table:table-cell>
          <table:table-cell office:value-type="string">
            <text:p>cffts2</text:p>
          </table:table-cell>
          <table:table-cell office:value-type="float" office:value="5.165205">
            <text:p>5.165205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0</text:p>
          </table:table-cell>
          <table:table-cell office:value-type="string">
            <text:p>nas-ft</text:p>
          </table:table-cell>
          <table:table-cell office:value-type="string">
            <text:p>cffts2</text:p>
          </table:table-cell>
          <table:table-cell office:value-type="float" office:value="5.154138">
            <text:p>5.154138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0</text:p>
          </table:table-cell>
          <table:table-cell office:value-type="string">
            <text:p>nas-ft</text:p>
          </table:table-cell>
          <table:table-cell office:value-type="string">
            <text:p>cffts2</text:p>
          </table:table-cell>
          <table:table-cell office:value-type="float" office:value="5.196128">
            <text:p>5.196128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0</text:p>
          </table:table-cell>
          <table:table-cell office:value-type="string">
            <text:p>nas-ft</text:p>
          </table:table-cell>
          <table:table-cell office:value-type="string">
            <text:p>cffts2</text:p>
          </table:table-cell>
          <table:table-cell office:value-type="float" office:value="5.168295">
            <text:p>5.168295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0</text:p>
          </table:table-cell>
          <table:table-cell office:value-type="string">
            <text:p>nas-ft</text:p>
          </table:table-cell>
          <table:table-cell office:value-type="string">
            <text:p>cffts2</text:p>
          </table:table-cell>
          <table:table-cell office:value-type="float" office:value="5.170387">
            <text:p>5.170387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1</text:p>
          </table:table-cell>
          <table:table-cell office:value-type="string">
            <text:p>nas-ft</text:p>
          </table:table-cell>
          <table:table-cell office:value-type="string">
            <text:p>cffts2</text:p>
          </table:table-cell>
          <table:table-cell office:value-type="float" office:value="5.033094">
            <text:p>5.033094</text:p>
          </table:table-cell>
          <table:table-cell table:formula="of:=MEDIAN([.D172:.D181])" office:value-type="float" office:value="4.979514">
            <text:p>4.979514</text:p>
          </table:table-cell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1</text:p>
          </table:table-cell>
          <table:table-cell office:value-type="string">
            <text:p>nas-ft</text:p>
          </table:table-cell>
          <table:table-cell office:value-type="string">
            <text:p>cffts2</text:p>
          </table:table-cell>
          <table:table-cell office:value-type="float" office:value="5.037139">
            <text:p>5.037139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1</text:p>
          </table:table-cell>
          <table:table-cell office:value-type="string">
            <text:p>nas-ft</text:p>
          </table:table-cell>
          <table:table-cell office:value-type="string">
            <text:p>cffts2</text:p>
          </table:table-cell>
          <table:table-cell office:value-type="float" office:value="5.040195">
            <text:p>5.040195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1</text:p>
          </table:table-cell>
          <table:table-cell office:value-type="string">
            <text:p>nas-ft</text:p>
          </table:table-cell>
          <table:table-cell office:value-type="string">
            <text:p>cffts2</text:p>
          </table:table-cell>
          <table:table-cell office:value-type="float" office:value="5.031518">
            <text:p>5.031518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1</text:p>
          </table:table-cell>
          <table:table-cell office:value-type="string">
            <text:p>nas-ft</text:p>
          </table:table-cell>
          <table:table-cell office:value-type="string">
            <text:p>cffts2</text:p>
          </table:table-cell>
          <table:table-cell office:value-type="float" office:value="4.947719">
            <text:p>4.947719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1</text:p>
          </table:table-cell>
          <table:table-cell office:value-type="string">
            <text:p>nas-ft</text:p>
          </table:table-cell>
          <table:table-cell office:value-type="string">
            <text:p>cffts2</text:p>
          </table:table-cell>
          <table:table-cell office:value-type="float" office:value="4.986308">
            <text:p>4.986308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1</text:p>
          </table:table-cell>
          <table:table-cell office:value-type="string">
            <text:p>nas-ft</text:p>
          </table:table-cell>
          <table:table-cell office:value-type="string">
            <text:p>cffts2</text:p>
          </table:table-cell>
          <table:table-cell office:value-type="float" office:value="4.969888">
            <text:p>4.969888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1</text:p>
          </table:table-cell>
          <table:table-cell office:value-type="string">
            <text:p>nas-ft</text:p>
          </table:table-cell>
          <table:table-cell office:value-type="string">
            <text:p>cffts2</text:p>
          </table:table-cell>
          <table:table-cell office:value-type="float" office:value="4.967421">
            <text:p>4.967421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1</text:p>
          </table:table-cell>
          <table:table-cell office:value-type="string">
            <text:p>nas-ft</text:p>
          </table:table-cell>
          <table:table-cell office:value-type="string">
            <text:p>cffts2</text:p>
          </table:table-cell>
          <table:table-cell office:value-type="float" office:value="4.965348">
            <text:p>4.965348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1</text:p>
          </table:table-cell>
          <table:table-cell office:value-type="string">
            <text:p>nas-ft</text:p>
          </table:table-cell>
          <table:table-cell office:value-type="string">
            <text:p>cffts2</text:p>
          </table:table-cell>
          <table:table-cell office:value-type="float" office:value="4.97272">
            <text:p>4.97272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2</text:p>
          </table:table-cell>
          <table:table-cell office:value-type="string">
            <text:p>nas-ft</text:p>
          </table:table-cell>
          <table:table-cell office:value-type="string">
            <text:p>cffts2</text:p>
          </table:table-cell>
          <table:table-cell office:value-type="float" office:value="5.389116">
            <text:p>5.389116</text:p>
          </table:table-cell>
          <table:table-cell table:formula="of:=MEDIAN([.D182:.D191])" office:value-type="float" office:value="5.38608">
            <text:p>5.3860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2</text:p>
          </table:table-cell>
          <table:table-cell office:value-type="string">
            <text:p>nas-ft</text:p>
          </table:table-cell>
          <table:table-cell office:value-type="string">
            <text:p>cffts2</text:p>
          </table:table-cell>
          <table:table-cell office:value-type="float" office:value="5.365684">
            <text:p>5.365684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2</text:p>
          </table:table-cell>
          <table:table-cell office:value-type="string">
            <text:p>nas-ft</text:p>
          </table:table-cell>
          <table:table-cell office:value-type="string">
            <text:p>cffts2</text:p>
          </table:table-cell>
          <table:table-cell office:value-type="float" office:value="5.387226">
            <text:p>5.387226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2</text:p>
          </table:table-cell>
          <table:table-cell office:value-type="string">
            <text:p>nas-ft</text:p>
          </table:table-cell>
          <table:table-cell office:value-type="string">
            <text:p>cffts2</text:p>
          </table:table-cell>
          <table:table-cell office:value-type="float" office:value="5.415867">
            <text:p>5.415867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2</text:p>
          </table:table-cell>
          <table:table-cell office:value-type="string">
            <text:p>nas-ft</text:p>
          </table:table-cell>
          <table:table-cell office:value-type="string">
            <text:p>cffts2</text:p>
          </table:table-cell>
          <table:table-cell office:value-type="float" office:value="5.389543">
            <text:p>5.389543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2</text:p>
          </table:table-cell>
          <table:table-cell office:value-type="string">
            <text:p>nas-ft</text:p>
          </table:table-cell>
          <table:table-cell office:value-type="string">
            <text:p>cffts2</text:p>
          </table:table-cell>
          <table:table-cell office:value-type="float" office:value="5.380666">
            <text:p>5.380666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2</text:p>
          </table:table-cell>
          <table:table-cell office:value-type="string">
            <text:p>nas-ft</text:p>
          </table:table-cell>
          <table:table-cell office:value-type="string">
            <text:p>cffts2</text:p>
          </table:table-cell>
          <table:table-cell office:value-type="float" office:value="5.393242">
            <text:p>5.393242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2</text:p>
          </table:table-cell>
          <table:table-cell office:value-type="string">
            <text:p>nas-ft</text:p>
          </table:table-cell>
          <table:table-cell office:value-type="string">
            <text:p>cffts2</text:p>
          </table:table-cell>
          <table:table-cell office:value-type="float" office:value="5.384934">
            <text:p>5.384934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2</text:p>
          </table:table-cell>
          <table:table-cell office:value-type="string">
            <text:p>nas-ft</text:p>
          </table:table-cell>
          <table:table-cell office:value-type="string">
            <text:p>cffts2</text:p>
          </table:table-cell>
          <table:table-cell office:value-type="float" office:value="5.313365">
            <text:p>5.313365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2</text:p>
          </table:table-cell>
          <table:table-cell office:value-type="string">
            <text:p>nas-ft</text:p>
          </table:table-cell>
          <table:table-cell office:value-type="string">
            <text:p>cffts2</text:p>
          </table:table-cell>
          <table:table-cell office:value-type="float" office:value="5.31263">
            <text:p>5.31263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3</text:p>
          </table:table-cell>
          <table:table-cell office:value-type="string">
            <text:p>nas-ft</text:p>
          </table:table-cell>
          <table:table-cell office:value-type="string">
            <text:p>cffts2</text:p>
          </table:table-cell>
          <table:table-cell office:value-type="float" office:value="5.016845">
            <text:p>5.016845</text:p>
          </table:table-cell>
          <table:table-cell table:formula="of:=MEDIAN([.D192:.D201])" office:value-type="float" office:value="4.9408485">
            <text:p>4.9408485</text:p>
          </table:table-cell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3</text:p>
          </table:table-cell>
          <table:table-cell office:value-type="string">
            <text:p>nas-ft</text:p>
          </table:table-cell>
          <table:table-cell office:value-type="string">
            <text:p>cffts2</text:p>
          </table:table-cell>
          <table:table-cell office:value-type="float" office:value="4.977174">
            <text:p>4.977174</text:p>
          </table:table-cell>
          <table:table-cell/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3</text:p>
          </table:table-cell>
          <table:table-cell office:value-type="string">
            <text:p>nas-ft</text:p>
          </table:table-cell>
          <table:table-cell office:value-type="string">
            <text:p>cffts2</text:p>
          </table:table-cell>
          <table:table-cell office:value-type="float" office:value="4.974716">
            <text:p>4.974716</text:p>
          </table:table-cell>
          <table:table-cell/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3</text:p>
          </table:table-cell>
          <table:table-cell office:value-type="string">
            <text:p>nas-ft</text:p>
          </table:table-cell>
          <table:table-cell office:value-type="string">
            <text:p>cffts2</text:p>
          </table:table-cell>
          <table:table-cell office:value-type="float" office:value="4.985354">
            <text:p>4.985354</text:p>
          </table:table-cell>
          <table:table-cell/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3</text:p>
          </table:table-cell>
          <table:table-cell office:value-type="string">
            <text:p>nas-ft</text:p>
          </table:table-cell>
          <table:table-cell office:value-type="string">
            <text:p>cffts2</text:p>
          </table:table-cell>
          <table:table-cell office:value-type="float" office:value="4.940694">
            <text:p>4.940694</text:p>
          </table:table-cell>
          <table:table-cell/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3</text:p>
          </table:table-cell>
          <table:table-cell office:value-type="string">
            <text:p>nas-ft</text:p>
          </table:table-cell>
          <table:table-cell office:value-type="string">
            <text:p>cffts2</text:p>
          </table:table-cell>
          <table:table-cell office:value-type="float" office:value="4.934974">
            <text:p>4.934974</text:p>
          </table:table-cell>
          <table:table-cell/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3</text:p>
          </table:table-cell>
          <table:table-cell office:value-type="string">
            <text:p>nas-ft</text:p>
          </table:table-cell>
          <table:table-cell office:value-type="string">
            <text:p>cffts2</text:p>
          </table:table-cell>
          <table:table-cell office:value-type="float" office:value="4.928037">
            <text:p>4.928037</text:p>
          </table:table-cell>
          <table:table-cell/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3</text:p>
          </table:table-cell>
          <table:table-cell office:value-type="string">
            <text:p>nas-ft</text:p>
          </table:table-cell>
          <table:table-cell office:value-type="string">
            <text:p>cffts2</text:p>
          </table:table-cell>
          <table:table-cell office:value-type="float" office:value="4.925203">
            <text:p>4.925203</text:p>
          </table:table-cell>
          <table:table-cell/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3</text:p>
          </table:table-cell>
          <table:table-cell office:value-type="string">
            <text:p>nas-ft</text:p>
          </table:table-cell>
          <table:table-cell office:value-type="string">
            <text:p>cffts2</text:p>
          </table:table-cell>
          <table:table-cell office:value-type="float" office:value="4.934236">
            <text:p>4.934236</text:p>
          </table:table-cell>
          <table:table-cell/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3</text:p>
          </table:table-cell>
          <table:table-cell office:value-type="string">
            <text:p>nas-ft</text:p>
          </table:table-cell>
          <table:table-cell office:value-type="string">
            <text:p>cffts2</text:p>
          </table:table-cell>
          <table:table-cell office:value-type="float" office:value="4.941003">
            <text:p>4.941003</text:p>
          </table:table-cell>
          <table:table-cell/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0</text:p>
          </table:table-cell>
          <table:table-cell office:value-type="string">
            <text:p>nas-ft</text:p>
          </table:table-cell>
          <table:table-cell office:value-type="string">
            <text:p>cffts3</text:p>
          </table:table-cell>
          <table:table-cell office:value-type="float" office:value="6.320201">
            <text:p>6.320201</text:p>
          </table:table-cell>
          <table:table-cell table:formula="of:=MEDIAN([.D202:.D211])" office:value-type="float" office:value="6.2980525">
            <text:p>6.298052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0</text:p>
          </table:table-cell>
          <table:table-cell office:value-type="string">
            <text:p>nas-ft</text:p>
          </table:table-cell>
          <table:table-cell office:value-type="string">
            <text:p>cffts3</text:p>
          </table:table-cell>
          <table:table-cell office:value-type="float" office:value="6.320406">
            <text:p>6.320406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0</text:p>
          </table:table-cell>
          <table:table-cell office:value-type="string">
            <text:p>nas-ft</text:p>
          </table:table-cell>
          <table:table-cell office:value-type="string">
            <text:p>cffts3</text:p>
          </table:table-cell>
          <table:table-cell office:value-type="float" office:value="6.28894">
            <text:p>6.28894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0</text:p>
          </table:table-cell>
          <table:table-cell office:value-type="string">
            <text:p>nas-ft</text:p>
          </table:table-cell>
          <table:table-cell office:value-type="string">
            <text:p>cffts3</text:p>
          </table:table-cell>
          <table:table-cell office:value-type="float" office:value="6.299854">
            <text:p>6.299854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0</text:p>
          </table:table-cell>
          <table:table-cell office:value-type="string">
            <text:p>nas-ft</text:p>
          </table:table-cell>
          <table:table-cell office:value-type="string">
            <text:p>cffts3</text:p>
          </table:table-cell>
          <table:table-cell office:value-type="float" office:value="6.293428">
            <text:p>6.293428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0</text:p>
          </table:table-cell>
          <table:table-cell office:value-type="string">
            <text:p>nas-ft</text:p>
          </table:table-cell>
          <table:table-cell office:value-type="string">
            <text:p>cffts3</text:p>
          </table:table-cell>
          <table:table-cell office:value-type="float" office:value="6.295511">
            <text:p>6.295511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0</text:p>
          </table:table-cell>
          <table:table-cell office:value-type="string">
            <text:p>nas-ft</text:p>
          </table:table-cell>
          <table:table-cell office:value-type="string">
            <text:p>cffts3</text:p>
          </table:table-cell>
          <table:table-cell office:value-type="float" office:value="6.305881">
            <text:p>6.305881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0</text:p>
          </table:table-cell>
          <table:table-cell office:value-type="string">
            <text:p>nas-ft</text:p>
          </table:table-cell>
          <table:table-cell office:value-type="string">
            <text:p>cffts3</text:p>
          </table:table-cell>
          <table:table-cell office:value-type="float" office:value="6.293155">
            <text:p>6.293155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0</text:p>
          </table:table-cell>
          <table:table-cell office:value-type="string">
            <text:p>nas-ft</text:p>
          </table:table-cell>
          <table:table-cell office:value-type="string">
            <text:p>cffts3</text:p>
          </table:table-cell>
          <table:table-cell office:value-type="float" office:value="6.296251">
            <text:p>6.296251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0</text:p>
          </table:table-cell>
          <table:table-cell office:value-type="string">
            <text:p>nas-ft</text:p>
          </table:table-cell>
          <table:table-cell office:value-type="string">
            <text:p>cffts3</text:p>
          </table:table-cell>
          <table:table-cell office:value-type="float" office:value="6.355396">
            <text:p>6.355396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1</text:p>
          </table:table-cell>
          <table:table-cell office:value-type="string">
            <text:p>nas-ft</text:p>
          </table:table-cell>
          <table:table-cell office:value-type="string">
            <text:p>cffts3</text:p>
          </table:table-cell>
          <table:table-cell office:value-type="float" office:value="6.1466">
            <text:p>6.1466</text:p>
          </table:table-cell>
          <table:table-cell table:formula="of:=MEDIAN([.D212:.D221])" office:value-type="float" office:value="6.090221">
            <text:p>6.090221</text:p>
          </table:table-cell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1</text:p>
          </table:table-cell>
          <table:table-cell office:value-type="string">
            <text:p>nas-ft</text:p>
          </table:table-cell>
          <table:table-cell office:value-type="string">
            <text:p>cffts3</text:p>
          </table:table-cell>
          <table:table-cell office:value-type="float" office:value="6.152358">
            <text:p>6.152358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1</text:p>
          </table:table-cell>
          <table:table-cell office:value-type="string">
            <text:p>nas-ft</text:p>
          </table:table-cell>
          <table:table-cell office:value-type="string">
            <text:p>cffts3</text:p>
          </table:table-cell>
          <table:table-cell office:value-type="float" office:value="6.16961">
            <text:p>6.16961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1</text:p>
          </table:table-cell>
          <table:table-cell office:value-type="string">
            <text:p>nas-ft</text:p>
          </table:table-cell>
          <table:table-cell office:value-type="string">
            <text:p>cffts3</text:p>
          </table:table-cell>
          <table:table-cell office:value-type="float" office:value="6.154188">
            <text:p>6.154188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1</text:p>
          </table:table-cell>
          <table:table-cell office:value-type="string">
            <text:p>nas-ft</text:p>
          </table:table-cell>
          <table:table-cell office:value-type="string">
            <text:p>cffts3</text:p>
          </table:table-cell>
          <table:table-cell office:value-type="float" office:value="6.081083">
            <text:p>6.081083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1</text:p>
          </table:table-cell>
          <table:table-cell office:value-type="string">
            <text:p>nas-ft</text:p>
          </table:table-cell>
          <table:table-cell office:value-type="string">
            <text:p>cffts3</text:p>
          </table:table-cell>
          <table:table-cell office:value-type="float" office:value="6.080256">
            <text:p>6.080256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1</text:p>
          </table:table-cell>
          <table:table-cell office:value-type="string">
            <text:p>nas-ft</text:p>
          </table:table-cell>
          <table:table-cell office:value-type="string">
            <text:p>cffts3</text:p>
          </table:table-cell>
          <table:table-cell office:value-type="float" office:value="6.081364">
            <text:p>6.081364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1</text:p>
          </table:table-cell>
          <table:table-cell office:value-type="string">
            <text:p>nas-ft</text:p>
          </table:table-cell>
          <table:table-cell office:value-type="string">
            <text:p>cffts3</text:p>
          </table:table-cell>
          <table:table-cell office:value-type="float" office:value="6.095435">
            <text:p>6.095435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1</text:p>
          </table:table-cell>
          <table:table-cell office:value-type="string">
            <text:p>nas-ft</text:p>
          </table:table-cell>
          <table:table-cell office:value-type="string">
            <text:p>cffts3</text:p>
          </table:table-cell>
          <table:table-cell office:value-type="float" office:value="6.072699">
            <text:p>6.072699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1</text:p>
          </table:table-cell>
          <table:table-cell office:value-type="string">
            <text:p>nas-ft</text:p>
          </table:table-cell>
          <table:table-cell office:value-type="string">
            <text:p>cffts3</text:p>
          </table:table-cell>
          <table:table-cell office:value-type="float" office:value="6.085007">
            <text:p>6.085007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2</text:p>
          </table:table-cell>
          <table:table-cell office:value-type="string">
            <text:p>nas-ft</text:p>
          </table:table-cell>
          <table:table-cell office:value-type="string">
            <text:p>cffts3</text:p>
          </table:table-cell>
          <table:table-cell office:value-type="float" office:value="6.275236">
            <text:p>6.275236</text:p>
          </table:table-cell>
          <table:table-cell table:formula="of:=MEDIAN([.D222:.D231])" office:value-type="float" office:value="6.2563655">
            <text:p>6.256365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2</text:p>
          </table:table-cell>
          <table:table-cell office:value-type="string">
            <text:p>nas-ft</text:p>
          </table:table-cell>
          <table:table-cell office:value-type="string">
            <text:p>cffts3</text:p>
          </table:table-cell>
          <table:table-cell office:value-type="float" office:value="6.261147">
            <text:p>6.261147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2</text:p>
          </table:table-cell>
          <table:table-cell office:value-type="string">
            <text:p>nas-ft</text:p>
          </table:table-cell>
          <table:table-cell office:value-type="string">
            <text:p>cffts3</text:p>
          </table:table-cell>
          <table:table-cell office:value-type="float" office:value="6.263059">
            <text:p>6.263059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2</text:p>
          </table:table-cell>
          <table:table-cell office:value-type="string">
            <text:p>nas-ft</text:p>
          </table:table-cell>
          <table:table-cell office:value-type="string">
            <text:p>cffts3</text:p>
          </table:table-cell>
          <table:table-cell office:value-type="float" office:value="6.270219">
            <text:p>6.270219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2</text:p>
          </table:table-cell>
          <table:table-cell office:value-type="string">
            <text:p>nas-ft</text:p>
          </table:table-cell>
          <table:table-cell office:value-type="string">
            <text:p>cffts3</text:p>
          </table:table-cell>
          <table:table-cell office:value-type="float" office:value="6.272218">
            <text:p>6.272218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2</text:p>
          </table:table-cell>
          <table:table-cell office:value-type="string">
            <text:p>nas-ft</text:p>
          </table:table-cell>
          <table:table-cell office:value-type="string">
            <text:p>cffts3</text:p>
          </table:table-cell>
          <table:table-cell office:value-type="float" office:value="6.246317">
            <text:p>6.246317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2</text:p>
          </table:table-cell>
          <table:table-cell office:value-type="string">
            <text:p>nas-ft</text:p>
          </table:table-cell>
          <table:table-cell office:value-type="string">
            <text:p>cffts3</text:p>
          </table:table-cell>
          <table:table-cell office:value-type="float" office:value="6.251324">
            <text:p>6.251324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2</text:p>
          </table:table-cell>
          <table:table-cell office:value-type="string">
            <text:p>nas-ft</text:p>
          </table:table-cell>
          <table:table-cell office:value-type="string">
            <text:p>cffts3</text:p>
          </table:table-cell>
          <table:table-cell office:value-type="float" office:value="6.251584">
            <text:p>6.251584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2</text:p>
          </table:table-cell>
          <table:table-cell office:value-type="string">
            <text:p>nas-ft</text:p>
          </table:table-cell>
          <table:table-cell office:value-type="string">
            <text:p>cffts3</text:p>
          </table:table-cell>
          <table:table-cell office:value-type="float" office:value="6.180533">
            <text:p>6.180533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2</text:p>
          </table:table-cell>
          <table:table-cell office:value-type="string">
            <text:p>nas-ft</text:p>
          </table:table-cell>
          <table:table-cell office:value-type="string">
            <text:p>cffts3</text:p>
          </table:table-cell>
          <table:table-cell office:value-type="float" office:value="6.188493">
            <text:p>6.188493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3</text:p>
          </table:table-cell>
          <table:table-cell office:value-type="string">
            <text:p>nas-ft</text:p>
          </table:table-cell>
          <table:table-cell office:value-type="string">
            <text:p>cffts3</text:p>
          </table:table-cell>
          <table:table-cell office:value-type="float" office:value="5.894148">
            <text:p>5.894148</text:p>
          </table:table-cell>
          <table:table-cell table:formula="of:=MEDIAN([.D232:.D241])" office:value-type="float" office:value="5.777268">
            <text:p>5.777268</text:p>
          </table:table-cell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3</text:p>
          </table:table-cell>
          <table:table-cell office:value-type="string">
            <text:p>nas-ft</text:p>
          </table:table-cell>
          <table:table-cell office:value-type="string">
            <text:p>cffts3</text:p>
          </table:table-cell>
          <table:table-cell office:value-type="float" office:value="5.836269">
            <text:p>5.836269</text:p>
          </table:table-cell>
          <table:table-cell/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3</text:p>
          </table:table-cell>
          <table:table-cell office:value-type="string">
            <text:p>nas-ft</text:p>
          </table:table-cell>
          <table:table-cell office:value-type="string">
            <text:p>cffts3</text:p>
          </table:table-cell>
          <table:table-cell office:value-type="float" office:value="5.817896">
            <text:p>5.817896</text:p>
          </table:table-cell>
          <table:table-cell/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3</text:p>
          </table:table-cell>
          <table:table-cell office:value-type="string">
            <text:p>nas-ft</text:p>
          </table:table-cell>
          <table:table-cell office:value-type="string">
            <text:p>cffts3</text:p>
          </table:table-cell>
          <table:table-cell office:value-type="float" office:value="5.825799">
            <text:p>5.825799</text:p>
          </table:table-cell>
          <table:table-cell/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3</text:p>
          </table:table-cell>
          <table:table-cell office:value-type="string">
            <text:p>nas-ft</text:p>
          </table:table-cell>
          <table:table-cell office:value-type="string">
            <text:p>cffts3</text:p>
          </table:table-cell>
          <table:table-cell office:value-type="float" office:value="5.776853">
            <text:p>5.776853</text:p>
          </table:table-cell>
          <table:table-cell/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3</text:p>
          </table:table-cell>
          <table:table-cell office:value-type="string">
            <text:p>nas-ft</text:p>
          </table:table-cell>
          <table:table-cell office:value-type="string">
            <text:p>cffts3</text:p>
          </table:table-cell>
          <table:table-cell office:value-type="float" office:value="5.77141">
            <text:p>5.7714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3</text:p>
          </table:table-cell>
          <table:table-cell office:value-type="string">
            <text:p>nas-ft</text:p>
          </table:table-cell>
          <table:table-cell office:value-type="string">
            <text:p>cffts3</text:p>
          </table:table-cell>
          <table:table-cell office:value-type="float" office:value="5.777683">
            <text:p>5.777683</text:p>
          </table:table-cell>
          <table:table-cell/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3</text:p>
          </table:table-cell>
          <table:table-cell office:value-type="string">
            <text:p>nas-ft</text:p>
          </table:table-cell>
          <table:table-cell office:value-type="string">
            <text:p>cffts3</text:p>
          </table:table-cell>
          <table:table-cell office:value-type="float" office:value="5.776204">
            <text:p>5.776204</text:p>
          </table:table-cell>
          <table:table-cell/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3</text:p>
          </table:table-cell>
          <table:table-cell office:value-type="string">
            <text:p>nas-ft</text:p>
          </table:table-cell>
          <table:table-cell office:value-type="string">
            <text:p>cffts3</text:p>
          </table:table-cell>
          <table:table-cell office:value-type="float" office:value="5.775542">
            <text:p>5.77554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3</text:p>
          </table:table-cell>
          <table:table-cell office:value-type="string">
            <text:p>nas-ft</text:p>
          </table:table-cell>
          <table:table-cell office:value-type="string">
            <text:p>cffts3</text:p>
          </table:table-cell>
          <table:table-cell office:value-type="float" office:value="5.776164">
            <text:p>5.776164</text:p>
          </table:table-cell>
          <table:table-cell/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0</text:p>
          </table:table-cell>
          <table:table-cell office:value-type="string">
            <text:p>nas-ft</text:p>
          </table:table-cell>
          <table:table-cell office:value-type="string">
            <text:p>checksum</text:p>
          </table:table-cell>
          <table:table-cell office:value-type="float" office:value="0.037137">
            <text:p>0.037137</text:p>
          </table:table-cell>
          <table:table-cell table:formula="of:=MEDIAN([.D242:.D251])" office:value-type="float" office:value="0.037807">
            <text:p>0.037807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0</text:p>
          </table:table-cell>
          <table:table-cell office:value-type="string">
            <text:p>nas-ft</text:p>
          </table:table-cell>
          <table:table-cell office:value-type="string">
            <text:p>checksum</text:p>
          </table:table-cell>
          <table:table-cell office:value-type="float" office:value="0.037221">
            <text:p>0.037221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0</text:p>
          </table:table-cell>
          <table:table-cell office:value-type="string">
            <text:p>nas-ft</text:p>
          </table:table-cell>
          <table:table-cell office:value-type="string">
            <text:p>checksum</text:p>
          </table:table-cell>
          <table:table-cell office:value-type="float" office:value="0.037769">
            <text:p>0.037769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0</text:p>
          </table:table-cell>
          <table:table-cell office:value-type="string">
            <text:p>nas-ft</text:p>
          </table:table-cell>
          <table:table-cell office:value-type="string">
            <text:p>checksum</text:p>
          </table:table-cell>
          <table:table-cell office:value-type="float" office:value="0.03916">
            <text:p>0.03916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0</text:p>
          </table:table-cell>
          <table:table-cell office:value-type="string">
            <text:p>nas-ft</text:p>
          </table:table-cell>
          <table:table-cell office:value-type="string">
            <text:p>checksum</text:p>
          </table:table-cell>
          <table:table-cell office:value-type="float" office:value="0.037845">
            <text:p>0.037845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0</text:p>
          </table:table-cell>
          <table:table-cell office:value-type="string">
            <text:p>nas-ft</text:p>
          </table:table-cell>
          <table:table-cell office:value-type="string">
            <text:p>checksum</text:p>
          </table:table-cell>
          <table:table-cell office:value-type="float" office:value="0.037746">
            <text:p>0.037746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0</text:p>
          </table:table-cell>
          <table:table-cell office:value-type="string">
            <text:p>nas-ft</text:p>
          </table:table-cell>
          <table:table-cell office:value-type="string">
            <text:p>checksum</text:p>
          </table:table-cell>
          <table:table-cell office:value-type="float" office:value="0.038213">
            <text:p>0.038213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0</text:p>
          </table:table-cell>
          <table:table-cell office:value-type="string">
            <text:p>nas-ft</text:p>
          </table:table-cell>
          <table:table-cell office:value-type="string">
            <text:p>checksum</text:p>
          </table:table-cell>
          <table:table-cell office:value-type="float" office:value="0.037454">
            <text:p>0.037454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0</text:p>
          </table:table-cell>
          <table:table-cell office:value-type="string">
            <text:p>nas-ft</text:p>
          </table:table-cell>
          <table:table-cell office:value-type="string">
            <text:p>checksum</text:p>
          </table:table-cell>
          <table:table-cell office:value-type="float" office:value="0.038852">
            <text:p>0.038852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0</text:p>
          </table:table-cell>
          <table:table-cell office:value-type="string">
            <text:p>nas-ft</text:p>
          </table:table-cell>
          <table:table-cell office:value-type="string">
            <text:p>checksum</text:p>
          </table:table-cell>
          <table:table-cell office:value-type="float" office:value="0.039002">
            <text:p>0.039002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1</text:p>
          </table:table-cell>
          <table:table-cell office:value-type="string">
            <text:p>nas-ft</text:p>
          </table:table-cell>
          <table:table-cell office:value-type="string">
            <text:p>checksum</text:p>
          </table:table-cell>
          <table:table-cell office:value-type="float" office:value="0.036951">
            <text:p>0.036951</text:p>
          </table:table-cell>
          <table:table-cell table:formula="of:=MEDIAN([.D252:.D261])" office:value-type="float" office:value="0.0385815">
            <text:p>0.0385815</text:p>
          </table:table-cell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1</text:p>
          </table:table-cell>
          <table:table-cell office:value-type="string">
            <text:p>nas-ft</text:p>
          </table:table-cell>
          <table:table-cell office:value-type="string">
            <text:p>checksum</text:p>
          </table:table-cell>
          <table:table-cell office:value-type="float" office:value="0.040797">
            <text:p>0.040797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1</text:p>
          </table:table-cell>
          <table:table-cell office:value-type="string">
            <text:p>nas-ft</text:p>
          </table:table-cell>
          <table:table-cell office:value-type="string">
            <text:p>checksum</text:p>
          </table:table-cell>
          <table:table-cell office:value-type="float" office:value="0.037712">
            <text:p>0.037712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1</text:p>
          </table:table-cell>
          <table:table-cell office:value-type="string">
            <text:p>nas-ft</text:p>
          </table:table-cell>
          <table:table-cell office:value-type="string">
            <text:p>checksum</text:p>
          </table:table-cell>
          <table:table-cell office:value-type="float" office:value="0.040011">
            <text:p>0.040011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1</text:p>
          </table:table-cell>
          <table:table-cell office:value-type="string">
            <text:p>nas-ft</text:p>
          </table:table-cell>
          <table:table-cell office:value-type="string">
            <text:p>checksum</text:p>
          </table:table-cell>
          <table:table-cell office:value-type="float" office:value="0.037688">
            <text:p>0.037688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1</text:p>
          </table:table-cell>
          <table:table-cell office:value-type="string">
            <text:p>nas-ft</text:p>
          </table:table-cell>
          <table:table-cell office:value-type="string">
            <text:p>checksum</text:p>
          </table:table-cell>
          <table:table-cell office:value-type="float" office:value="0.038315">
            <text:p>0.038315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1</text:p>
          </table:table-cell>
          <table:table-cell office:value-type="string">
            <text:p>nas-ft</text:p>
          </table:table-cell>
          <table:table-cell office:value-type="string">
            <text:p>checksum</text:p>
          </table:table-cell>
          <table:table-cell office:value-type="float" office:value="0.039074">
            <text:p>0.039074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1</text:p>
          </table:table-cell>
          <table:table-cell office:value-type="string">
            <text:p>nas-ft</text:p>
          </table:table-cell>
          <table:table-cell office:value-type="string">
            <text:p>checksum</text:p>
          </table:table-cell>
          <table:table-cell office:value-type="float" office:value="0.038854">
            <text:p>0.038854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1</text:p>
          </table:table-cell>
          <table:table-cell office:value-type="string">
            <text:p>nas-ft</text:p>
          </table:table-cell>
          <table:table-cell office:value-type="string">
            <text:p>checksum</text:p>
          </table:table-cell>
          <table:table-cell office:value-type="float" office:value="0.038848">
            <text:p>0.038848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1</text:p>
          </table:table-cell>
          <table:table-cell office:value-type="string">
            <text:p>nas-ft</text:p>
          </table:table-cell>
          <table:table-cell office:value-type="string">
            <text:p>checksum</text:p>
          </table:table-cell>
          <table:table-cell office:value-type="float" office:value="0.037769">
            <text:p>0.037769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2</text:p>
          </table:table-cell>
          <table:table-cell office:value-type="string">
            <text:p>nas-ft</text:p>
          </table:table-cell>
          <table:table-cell office:value-type="string">
            <text:p>checksum</text:p>
          </table:table-cell>
          <table:table-cell office:value-type="float" office:value="0.04429">
            <text:p>0.04429</text:p>
          </table:table-cell>
          <table:table-cell table:formula="of:=MEDIAN([.D262:.D271])" office:value-type="float" office:value="0.0442225">
            <text:p>0.044222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2</text:p>
          </table:table-cell>
          <table:table-cell office:value-type="string">
            <text:p>nas-ft</text:p>
          </table:table-cell>
          <table:table-cell office:value-type="string">
            <text:p>checksum</text:p>
          </table:table-cell>
          <table:table-cell office:value-type="float" office:value="0.044155">
            <text:p>0.044155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2</text:p>
          </table:table-cell>
          <table:table-cell office:value-type="string">
            <text:p>nas-ft</text:p>
          </table:table-cell>
          <table:table-cell office:value-type="string">
            <text:p>checksum</text:p>
          </table:table-cell>
          <table:table-cell office:value-type="float" office:value="0.043606">
            <text:p>0.043606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2</text:p>
          </table:table-cell>
          <table:table-cell office:value-type="string">
            <text:p>nas-ft</text:p>
          </table:table-cell>
          <table:table-cell office:value-type="string">
            <text:p>checksum</text:p>
          </table:table-cell>
          <table:table-cell office:value-type="float" office:value="0.045597">
            <text:p>0.045597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2</text:p>
          </table:table-cell>
          <table:table-cell office:value-type="string">
            <text:p>nas-ft</text:p>
          </table:table-cell>
          <table:table-cell office:value-type="string">
            <text:p>checksum</text:p>
          </table:table-cell>
          <table:table-cell office:value-type="float" office:value="0.044144">
            <text:p>0.044144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2</text:p>
          </table:table-cell>
          <table:table-cell office:value-type="string">
            <text:p>nas-ft</text:p>
          </table:table-cell>
          <table:table-cell office:value-type="string">
            <text:p>checksum</text:p>
          </table:table-cell>
          <table:table-cell office:value-type="float" office:value="0.044377">
            <text:p>0.044377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2</text:p>
          </table:table-cell>
          <table:table-cell office:value-type="string">
            <text:p>nas-ft</text:p>
          </table:table-cell>
          <table:table-cell office:value-type="string">
            <text:p>checksum</text:p>
          </table:table-cell>
          <table:table-cell office:value-type="float" office:value="0.04512">
            <text:p>0.04512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2</text:p>
          </table:table-cell>
          <table:table-cell office:value-type="string">
            <text:p>nas-ft</text:p>
          </table:table-cell>
          <table:table-cell office:value-type="string">
            <text:p>checksum</text:p>
          </table:table-cell>
          <table:table-cell office:value-type="float" office:value="0.043809">
            <text:p>0.043809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2</text:p>
          </table:table-cell>
          <table:table-cell office:value-type="string">
            <text:p>nas-ft</text:p>
          </table:table-cell>
          <table:table-cell office:value-type="string">
            <text:p>checksum</text:p>
          </table:table-cell>
          <table:table-cell office:value-type="float" office:value="0.044595">
            <text:p>0.044595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2</text:p>
          </table:table-cell>
          <table:table-cell office:value-type="string">
            <text:p>nas-ft</text:p>
          </table:table-cell>
          <table:table-cell office:value-type="string">
            <text:p>checksum</text:p>
          </table:table-cell>
          <table:table-cell office:value-type="float" office:value="0.043876">
            <text:p>0.043876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3</text:p>
          </table:table-cell>
          <table:table-cell office:value-type="string">
            <text:p>nas-ft</text:p>
          </table:table-cell>
          <table:table-cell office:value-type="string">
            <text:p>checksum</text:p>
          </table:table-cell>
          <table:table-cell office:value-type="float" office:value="0.044062">
            <text:p>0.044062</text:p>
          </table:table-cell>
          <table:table-cell table:formula="of:=MEDIAN([.D272:.D281])" office:value-type="float" office:value="0.044664">
            <text:p>0.044664</text:p>
          </table:table-cell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3</text:p>
          </table:table-cell>
          <table:table-cell office:value-type="string">
            <text:p>nas-ft</text:p>
          </table:table-cell>
          <table:table-cell office:value-type="string">
            <text:p>checksum</text:p>
          </table:table-cell>
          <table:table-cell office:value-type="float" office:value="0.048114">
            <text:p>0.048114</text:p>
          </table:table-cell>
          <table:table-cell/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3</text:p>
          </table:table-cell>
          <table:table-cell office:value-type="string">
            <text:p>nas-ft</text:p>
          </table:table-cell>
          <table:table-cell office:value-type="string">
            <text:p>checksum</text:p>
          </table:table-cell>
          <table:table-cell office:value-type="float" office:value="0.044957">
            <text:p>0.044957</text:p>
          </table:table-cell>
          <table:table-cell/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3</text:p>
          </table:table-cell>
          <table:table-cell office:value-type="string">
            <text:p>nas-ft</text:p>
          </table:table-cell>
          <table:table-cell office:value-type="string">
            <text:p>checksum</text:p>
          </table:table-cell>
          <table:table-cell office:value-type="float" office:value="0.043621">
            <text:p>0.04362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3</text:p>
          </table:table-cell>
          <table:table-cell office:value-type="string">
            <text:p>nas-ft</text:p>
          </table:table-cell>
          <table:table-cell office:value-type="string">
            <text:p>checksum</text:p>
          </table:table-cell>
          <table:table-cell office:value-type="float" office:value="0.044371">
            <text:p>0.04437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3</text:p>
          </table:table-cell>
          <table:table-cell office:value-type="string">
            <text:p>nas-ft</text:p>
          </table:table-cell>
          <table:table-cell office:value-type="string">
            <text:p>checksum</text:p>
          </table:table-cell>
          <table:table-cell office:value-type="float" office:value="0.042986">
            <text:p>0.042986</text:p>
          </table:table-cell>
          <table:table-cell/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3</text:p>
          </table:table-cell>
          <table:table-cell office:value-type="string">
            <text:p>nas-ft</text:p>
          </table:table-cell>
          <table:table-cell office:value-type="string">
            <text:p>checksum</text:p>
          </table:table-cell>
          <table:table-cell office:value-type="float" office:value="0.045374">
            <text:p>0.045374</text:p>
          </table:table-cell>
          <table:table-cell/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3</text:p>
          </table:table-cell>
          <table:table-cell office:value-type="string">
            <text:p>nas-ft</text:p>
          </table:table-cell>
          <table:table-cell office:value-type="string">
            <text:p>checksum</text:p>
          </table:table-cell>
          <table:table-cell office:value-type="float" office:value="0.045147">
            <text:p>0.045147</text:p>
          </table:table-cell>
          <table:table-cell/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3</text:p>
          </table:table-cell>
          <table:table-cell office:value-type="string">
            <text:p>nas-ft</text:p>
          </table:table-cell>
          <table:table-cell office:value-type="string">
            <text:p>checksum</text:p>
          </table:table-cell>
          <table:table-cell office:value-type="float" office:value="0.04413">
            <text:p>0.04413</text:p>
          </table:table-cell>
          <table:table-cell/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3</text:p>
          </table:table-cell>
          <table:table-cell office:value-type="string">
            <text:p>nas-ft</text:p>
          </table:table-cell>
          <table:table-cell office:value-type="string">
            <text:p>checksum</text:p>
          </table:table-cell>
          <table:table-cell office:value-type="float" office:value="0.045214">
            <text:p>0.045214</text:p>
          </table:table-cell>
          <table:table-cell/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0</text:p>
          </table:table-cell>
          <table:table-cell office:value-type="string">
            <text:p>nas-ft</text:p>
          </table:table-cell>
          <table:table-cell office:value-type="string">
            <text:p>compute_indexmap</text:p>
          </table:table-cell>
          <table:table-cell office:value-type="float" office:value="0.817823">
            <text:p>0.817823</text:p>
          </table:table-cell>
          <table:table-cell table:formula="of:=MEDIAN([.D282:.D291])" office:value-type="float" office:value="0.8189755">
            <text:p>0.818975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0</text:p>
          </table:table-cell>
          <table:table-cell office:value-type="string">
            <text:p>nas-ft</text:p>
          </table:table-cell>
          <table:table-cell office:value-type="string">
            <text:p>compute_indexmap</text:p>
          </table:table-cell>
          <table:table-cell office:value-type="float" office:value="0.817983">
            <text:p>0.817983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0</text:p>
          </table:table-cell>
          <table:table-cell office:value-type="string">
            <text:p>nas-ft</text:p>
          </table:table-cell>
          <table:table-cell office:value-type="string">
            <text:p>compute_indexmap</text:p>
          </table:table-cell>
          <table:table-cell office:value-type="float" office:value="0.81904">
            <text:p>0.81904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0</text:p>
          </table:table-cell>
          <table:table-cell office:value-type="string">
            <text:p>nas-ft</text:p>
          </table:table-cell>
          <table:table-cell office:value-type="string">
            <text:p>compute_indexmap</text:p>
          </table:table-cell>
          <table:table-cell office:value-type="float" office:value="0.818838">
            <text:p>0.818838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0</text:p>
          </table:table-cell>
          <table:table-cell office:value-type="string">
            <text:p>nas-ft</text:p>
          </table:table-cell>
          <table:table-cell office:value-type="string">
            <text:p>compute_indexmap</text:p>
          </table:table-cell>
          <table:table-cell office:value-type="float" office:value="0.821316">
            <text:p>0.821316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0</text:p>
          </table:table-cell>
          <table:table-cell office:value-type="string">
            <text:p>nas-ft</text:p>
          </table:table-cell>
          <table:table-cell office:value-type="string">
            <text:p>compute_indexmap</text:p>
          </table:table-cell>
          <table:table-cell office:value-type="float" office:value="0.819551">
            <text:p>0.819551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0</text:p>
          </table:table-cell>
          <table:table-cell office:value-type="string">
            <text:p>nas-ft</text:p>
          </table:table-cell>
          <table:table-cell office:value-type="string">
            <text:p>compute_indexmap</text:p>
          </table:table-cell>
          <table:table-cell office:value-type="float" office:value="0.818573">
            <text:p>0.818573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0</text:p>
          </table:table-cell>
          <table:table-cell office:value-type="string">
            <text:p>nas-ft</text:p>
          </table:table-cell>
          <table:table-cell office:value-type="string">
            <text:p>compute_indexmap</text:p>
          </table:table-cell>
          <table:table-cell office:value-type="float" office:value="0.821536">
            <text:p>0.821536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0</text:p>
          </table:table-cell>
          <table:table-cell office:value-type="string">
            <text:p>nas-ft</text:p>
          </table:table-cell>
          <table:table-cell office:value-type="string">
            <text:p>compute_indexmap</text:p>
          </table:table-cell>
          <table:table-cell office:value-type="float" office:value="0.818911">
            <text:p>0.818911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0</text:p>
          </table:table-cell>
          <table:table-cell office:value-type="string">
            <text:p>nas-ft</text:p>
          </table:table-cell>
          <table:table-cell office:value-type="string">
            <text:p>compute_indexmap</text:p>
          </table:table-cell>
          <table:table-cell office:value-type="float" office:value="0.819979">
            <text:p>0.819979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1</text:p>
          </table:table-cell>
          <table:table-cell office:value-type="string">
            <text:p>nas-ft</text:p>
          </table:table-cell>
          <table:table-cell office:value-type="string">
            <text:p>compute_indexmap</text:p>
          </table:table-cell>
          <table:table-cell office:value-type="float" office:value="0.81783">
            <text:p>0.81783</text:p>
          </table:table-cell>
          <table:table-cell table:formula="of:=MEDIAN([.D292:.D301])" office:value-type="float" office:value="0.8183435">
            <text:p>0.8183435</text:p>
          </table:table-cell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1</text:p>
          </table:table-cell>
          <table:table-cell office:value-type="string">
            <text:p>nas-ft</text:p>
          </table:table-cell>
          <table:table-cell office:value-type="string">
            <text:p>compute_indexmap</text:p>
          </table:table-cell>
          <table:table-cell office:value-type="float" office:value="0.818471">
            <text:p>0.818471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1</text:p>
          </table:table-cell>
          <table:table-cell office:value-type="string">
            <text:p>nas-ft</text:p>
          </table:table-cell>
          <table:table-cell office:value-type="string">
            <text:p>compute_indexmap</text:p>
          </table:table-cell>
          <table:table-cell office:value-type="float" office:value="0.818707">
            <text:p>0.818707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1</text:p>
          </table:table-cell>
          <table:table-cell office:value-type="string">
            <text:p>nas-ft</text:p>
          </table:table-cell>
          <table:table-cell office:value-type="string">
            <text:p>compute_indexmap</text:p>
          </table:table-cell>
          <table:table-cell office:value-type="float" office:value="0.818314">
            <text:p>0.818314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1</text:p>
          </table:table-cell>
          <table:table-cell office:value-type="string">
            <text:p>nas-ft</text:p>
          </table:table-cell>
          <table:table-cell office:value-type="string">
            <text:p>compute_indexmap</text:p>
          </table:table-cell>
          <table:table-cell office:value-type="float" office:value="0.818273">
            <text:p>0.818273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1</text:p>
          </table:table-cell>
          <table:table-cell office:value-type="string">
            <text:p>nas-ft</text:p>
          </table:table-cell>
          <table:table-cell office:value-type="string">
            <text:p>compute_indexmap</text:p>
          </table:table-cell>
          <table:table-cell office:value-type="float" office:value="0.817716">
            <text:p>0.817716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1</text:p>
          </table:table-cell>
          <table:table-cell office:value-type="string">
            <text:p>nas-ft</text:p>
          </table:table-cell>
          <table:table-cell office:value-type="string">
            <text:p>compute_indexmap</text:p>
          </table:table-cell>
          <table:table-cell office:value-type="float" office:value="0.818373">
            <text:p>0.818373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1</text:p>
          </table:table-cell>
          <table:table-cell office:value-type="string">
            <text:p>nas-ft</text:p>
          </table:table-cell>
          <table:table-cell office:value-type="string">
            <text:p>compute_indexmap</text:p>
          </table:table-cell>
          <table:table-cell office:value-type="float" office:value="0.821778">
            <text:p>0.821778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1</text:p>
          </table:table-cell>
          <table:table-cell office:value-type="string">
            <text:p>nas-ft</text:p>
          </table:table-cell>
          <table:table-cell office:value-type="string">
            <text:p>compute_indexmap</text:p>
          </table:table-cell>
          <table:table-cell office:value-type="float" office:value="0.819963">
            <text:p>0.819963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1</text:p>
          </table:table-cell>
          <table:table-cell office:value-type="string">
            <text:p>nas-ft</text:p>
          </table:table-cell>
          <table:table-cell office:value-type="string">
            <text:p>compute_indexmap</text:p>
          </table:table-cell>
          <table:table-cell office:value-type="float" office:value="0.818276">
            <text:p>0.818276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2</text:p>
          </table:table-cell>
          <table:table-cell office:value-type="string">
            <text:p>nas-ft</text:p>
          </table:table-cell>
          <table:table-cell office:value-type="string">
            <text:p>compute_indexmap</text:p>
          </table:table-cell>
          <table:table-cell office:value-type="float" office:value="0.819615">
            <text:p>0.819615</text:p>
          </table:table-cell>
          <table:table-cell table:formula="of:=MEDIAN([.D302:.D311])" office:value-type="float" office:value="0.820253">
            <text:p>0.82025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2</text:p>
          </table:table-cell>
          <table:table-cell office:value-type="string">
            <text:p>nas-ft</text:p>
          </table:table-cell>
          <table:table-cell office:value-type="string">
            <text:p>compute_indexmap</text:p>
          </table:table-cell>
          <table:table-cell office:value-type="float" office:value="0.819803">
            <text:p>0.819803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2</text:p>
          </table:table-cell>
          <table:table-cell office:value-type="string">
            <text:p>nas-ft</text:p>
          </table:table-cell>
          <table:table-cell office:value-type="string">
            <text:p>compute_indexmap</text:p>
          </table:table-cell>
          <table:table-cell office:value-type="float" office:value="0.822857">
            <text:p>0.822857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2</text:p>
          </table:table-cell>
          <table:table-cell office:value-type="string">
            <text:p>nas-ft</text:p>
          </table:table-cell>
          <table:table-cell office:value-type="string">
            <text:p>compute_indexmap</text:p>
          </table:table-cell>
          <table:table-cell office:value-type="float" office:value="0.822167">
            <text:p>0.822167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2</text:p>
          </table:table-cell>
          <table:table-cell office:value-type="string">
            <text:p>nas-ft</text:p>
          </table:table-cell>
          <table:table-cell office:value-type="string">
            <text:p>compute_indexmap</text:p>
          </table:table-cell>
          <table:table-cell office:value-type="float" office:value="0.820319">
            <text:p>0.820319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2</text:p>
          </table:table-cell>
          <table:table-cell office:value-type="string">
            <text:p>nas-ft</text:p>
          </table:table-cell>
          <table:table-cell office:value-type="string">
            <text:p>compute_indexmap</text:p>
          </table:table-cell>
          <table:table-cell office:value-type="float" office:value="0.821202">
            <text:p>0.821202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2</text:p>
          </table:table-cell>
          <table:table-cell office:value-type="string">
            <text:p>nas-ft</text:p>
          </table:table-cell>
          <table:table-cell office:value-type="string">
            <text:p>compute_indexmap</text:p>
          </table:table-cell>
          <table:table-cell office:value-type="float" office:value="0.820173">
            <text:p>0.820173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2</text:p>
          </table:table-cell>
          <table:table-cell office:value-type="string">
            <text:p>nas-ft</text:p>
          </table:table-cell>
          <table:table-cell office:value-type="string">
            <text:p>compute_indexmap</text:p>
          </table:table-cell>
          <table:table-cell office:value-type="float" office:value="0.819844">
            <text:p>0.819844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2</text:p>
          </table:table-cell>
          <table:table-cell office:value-type="string">
            <text:p>nas-ft</text:p>
          </table:table-cell>
          <table:table-cell office:value-type="string">
            <text:p>compute_indexmap</text:p>
          </table:table-cell>
          <table:table-cell office:value-type="float" office:value="0.822384">
            <text:p>0.822384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2</text:p>
          </table:table-cell>
          <table:table-cell office:value-type="string">
            <text:p>nas-ft</text:p>
          </table:table-cell>
          <table:table-cell office:value-type="string">
            <text:p>compute_indexmap</text:p>
          </table:table-cell>
          <table:table-cell office:value-type="float" office:value="0.820187">
            <text:p>0.820187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3</text:p>
          </table:table-cell>
          <table:table-cell office:value-type="string">
            <text:p>nas-ft</text:p>
          </table:table-cell>
          <table:table-cell office:value-type="string">
            <text:p>compute_indexmap</text:p>
          </table:table-cell>
          <table:table-cell office:value-type="float" office:value="0.822167">
            <text:p>0.822167</text:p>
          </table:table-cell>
          <table:table-cell table:formula="of:=MEDIAN([.D312:.D321])" office:value-type="float" office:value="0.820326">
            <text:p>0.820326</text:p>
          </table:table-cell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3</text:p>
          </table:table-cell>
          <table:table-cell office:value-type="string">
            <text:p>nas-ft</text:p>
          </table:table-cell>
          <table:table-cell office:value-type="string">
            <text:p>compute_indexmap</text:p>
          </table:table-cell>
          <table:table-cell office:value-type="float" office:value="0.820322">
            <text:p>0.82032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3</text:p>
          </table:table-cell>
          <table:table-cell office:value-type="string">
            <text:p>nas-ft</text:p>
          </table:table-cell>
          <table:table-cell office:value-type="string">
            <text:p>compute_indexmap</text:p>
          </table:table-cell>
          <table:table-cell office:value-type="float" office:value="0.819101">
            <text:p>0.81910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3</text:p>
          </table:table-cell>
          <table:table-cell office:value-type="string">
            <text:p>nas-ft</text:p>
          </table:table-cell>
          <table:table-cell office:value-type="string">
            <text:p>compute_indexmap</text:p>
          </table:table-cell>
          <table:table-cell office:value-type="float" office:value="0.820577">
            <text:p>0.820577</text:p>
          </table:table-cell>
          <table:table-cell/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3</text:p>
          </table:table-cell>
          <table:table-cell office:value-type="string">
            <text:p>nas-ft</text:p>
          </table:table-cell>
          <table:table-cell office:value-type="string">
            <text:p>compute_indexmap</text:p>
          </table:table-cell>
          <table:table-cell office:value-type="float" office:value="0.82033">
            <text:p>0.82033</text:p>
          </table:table-cell>
          <table:table-cell/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3</text:p>
          </table:table-cell>
          <table:table-cell office:value-type="string">
            <text:p>nas-ft</text:p>
          </table:table-cell>
          <table:table-cell office:value-type="string">
            <text:p>compute_indexmap</text:p>
          </table:table-cell>
          <table:table-cell office:value-type="float" office:value="0.826363">
            <text:p>0.826363</text:p>
          </table:table-cell>
          <table:table-cell/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3</text:p>
          </table:table-cell>
          <table:table-cell office:value-type="string">
            <text:p>nas-ft</text:p>
          </table:table-cell>
          <table:table-cell office:value-type="string">
            <text:p>compute_indexmap</text:p>
          </table:table-cell>
          <table:table-cell office:value-type="float" office:value="0.819758">
            <text:p>0.819758</text:p>
          </table:table-cell>
          <table:table-cell/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3</text:p>
          </table:table-cell>
          <table:table-cell office:value-type="string">
            <text:p>nas-ft</text:p>
          </table:table-cell>
          <table:table-cell office:value-type="string">
            <text:p>compute_indexmap</text:p>
          </table:table-cell>
          <table:table-cell office:value-type="float" office:value="0.81982">
            <text:p>0.8198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3</text:p>
          </table:table-cell>
          <table:table-cell office:value-type="string">
            <text:p>nas-ft</text:p>
          </table:table-cell>
          <table:table-cell office:value-type="string">
            <text:p>compute_indexmap</text:p>
          </table:table-cell>
          <table:table-cell office:value-type="float" office:value="0.81973">
            <text:p>0.81973</text:p>
          </table:table-cell>
          <table:table-cell/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3</text:p>
          </table:table-cell>
          <table:table-cell office:value-type="string">
            <text:p>nas-ft</text:p>
          </table:table-cell>
          <table:table-cell office:value-type="string">
            <text:p>compute_indexmap</text:p>
          </table:table-cell>
          <table:table-cell office:value-type="float" office:value="0.822318">
            <text:p>0.822318</text:p>
          </table:table-cell>
          <table:table-cell/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0</text:p>
          </table:table-cell>
          <table:table-cell office:value-type="string">
            <text:p>nas-ft</text:p>
          </table:table-cell>
          <table:table-cell office:value-type="string">
            <text:p>compute_initial_conditions</text:p>
          </table:table-cell>
          <table:table-cell office:value-type="float" office:value="0.812208">
            <text:p>0.812208</text:p>
          </table:table-cell>
          <table:table-cell table:formula="of:=MEDIAN([.D322:.D331])" office:value-type="float" office:value="0.824764">
            <text:p>0.82476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0</text:p>
          </table:table-cell>
          <table:table-cell office:value-type="string">
            <text:p>nas-ft</text:p>
          </table:table-cell>
          <table:table-cell office:value-type="string">
            <text:p>compute_initial_conditions</text:p>
          </table:table-cell>
          <table:table-cell office:value-type="float" office:value="0.846309">
            <text:p>0.846309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0</text:p>
          </table:table-cell>
          <table:table-cell office:value-type="string">
            <text:p>nas-ft</text:p>
          </table:table-cell>
          <table:table-cell office:value-type="string">
            <text:p>compute_initial_conditions</text:p>
          </table:table-cell>
          <table:table-cell office:value-type="float" office:value="0.822953">
            <text:p>0.822953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0</text:p>
          </table:table-cell>
          <table:table-cell office:value-type="string">
            <text:p>nas-ft</text:p>
          </table:table-cell>
          <table:table-cell office:value-type="string">
            <text:p>compute_initial_conditions</text:p>
          </table:table-cell>
          <table:table-cell office:value-type="float" office:value="0.825256">
            <text:p>0.825256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0</text:p>
          </table:table-cell>
          <table:table-cell office:value-type="string">
            <text:p>nas-ft</text:p>
          </table:table-cell>
          <table:table-cell office:value-type="string">
            <text:p>compute_initial_conditions</text:p>
          </table:table-cell>
          <table:table-cell office:value-type="float" office:value="0.817871">
            <text:p>0.817871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0</text:p>
          </table:table-cell>
          <table:table-cell office:value-type="string">
            <text:p>nas-ft</text:p>
          </table:table-cell>
          <table:table-cell office:value-type="string">
            <text:p>compute_initial_conditions</text:p>
          </table:table-cell>
          <table:table-cell office:value-type="float" office:value="0.820535">
            <text:p>0.820535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0</text:p>
          </table:table-cell>
          <table:table-cell office:value-type="string">
            <text:p>nas-ft</text:p>
          </table:table-cell>
          <table:table-cell office:value-type="string">
            <text:p>compute_initial_conditions</text:p>
          </table:table-cell>
          <table:table-cell office:value-type="float" office:value="0.861139">
            <text:p>0.861139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0</text:p>
          </table:table-cell>
          <table:table-cell office:value-type="string">
            <text:p>nas-ft</text:p>
          </table:table-cell>
          <table:table-cell office:value-type="string">
            <text:p>compute_initial_conditions</text:p>
          </table:table-cell>
          <table:table-cell office:value-type="float" office:value="0.845583">
            <text:p>0.845583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0</text:p>
          </table:table-cell>
          <table:table-cell office:value-type="string">
            <text:p>nas-ft</text:p>
          </table:table-cell>
          <table:table-cell office:value-type="string">
            <text:p>compute_initial_conditions</text:p>
          </table:table-cell>
          <table:table-cell office:value-type="float" office:value="0.827337">
            <text:p>0.827337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0</text:p>
          </table:table-cell>
          <table:table-cell office:value-type="string">
            <text:p>nas-ft</text:p>
          </table:table-cell>
          <table:table-cell office:value-type="string">
            <text:p>compute_initial_conditions</text:p>
          </table:table-cell>
          <table:table-cell office:value-type="float" office:value="0.824272">
            <text:p>0.824272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1</text:p>
          </table:table-cell>
          <table:table-cell office:value-type="string">
            <text:p>nas-ft</text:p>
          </table:table-cell>
          <table:table-cell office:value-type="string">
            <text:p>compute_initial_conditions</text:p>
          </table:table-cell>
          <table:table-cell office:value-type="float" office:value="0.75469">
            <text:p>0.75469</text:p>
          </table:table-cell>
          <table:table-cell table:formula="of:=MEDIAN([.D332:.D341])" office:value-type="float" office:value="0.817731">
            <text:p>0.817731</text:p>
          </table:table-cell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1</text:p>
          </table:table-cell>
          <table:table-cell office:value-type="string">
            <text:p>nas-ft</text:p>
          </table:table-cell>
          <table:table-cell office:value-type="string">
            <text:p>compute_initial_conditions</text:p>
          </table:table-cell>
          <table:table-cell office:value-type="float" office:value="0.839263">
            <text:p>0.839263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1</text:p>
          </table:table-cell>
          <table:table-cell office:value-type="string">
            <text:p>nas-ft</text:p>
          </table:table-cell>
          <table:table-cell office:value-type="string">
            <text:p>compute_initial_conditions</text:p>
          </table:table-cell>
          <table:table-cell office:value-type="float" office:value="0.811824">
            <text:p>0.811824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1</text:p>
          </table:table-cell>
          <table:table-cell office:value-type="string">
            <text:p>nas-ft</text:p>
          </table:table-cell>
          <table:table-cell office:value-type="string">
            <text:p>compute_initial_conditions</text:p>
          </table:table-cell>
          <table:table-cell office:value-type="float" office:value="0.814069">
            <text:p>0.814069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1</text:p>
          </table:table-cell>
          <table:table-cell office:value-type="string">
            <text:p>nas-ft</text:p>
          </table:table-cell>
          <table:table-cell office:value-type="string">
            <text:p>compute_initial_conditions</text:p>
          </table:table-cell>
          <table:table-cell office:value-type="float" office:value="0.848074">
            <text:p>0.848074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1</text:p>
          </table:table-cell>
          <table:table-cell office:value-type="string">
            <text:p>nas-ft</text:p>
          </table:table-cell>
          <table:table-cell office:value-type="string">
            <text:p>compute_initial_conditions</text:p>
          </table:table-cell>
          <table:table-cell office:value-type="float" office:value="0.815902">
            <text:p>0.815902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1</text:p>
          </table:table-cell>
          <table:table-cell office:value-type="string">
            <text:p>nas-ft</text:p>
          </table:table-cell>
          <table:table-cell office:value-type="string">
            <text:p>compute_initial_conditions</text:p>
          </table:table-cell>
          <table:table-cell office:value-type="float" office:value="0.852096">
            <text:p>0.852096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1</text:p>
          </table:table-cell>
          <table:table-cell office:value-type="string">
            <text:p>nas-ft</text:p>
          </table:table-cell>
          <table:table-cell office:value-type="string">
            <text:p>compute_initial_conditions</text:p>
          </table:table-cell>
          <table:table-cell office:value-type="float" office:value="0.811599">
            <text:p>0.811599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1</text:p>
          </table:table-cell>
          <table:table-cell office:value-type="string">
            <text:p>nas-ft</text:p>
          </table:table-cell>
          <table:table-cell office:value-type="string">
            <text:p>compute_initial_conditions</text:p>
          </table:table-cell>
          <table:table-cell office:value-type="float" office:value="0.81972">
            <text:p>0.81972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1</text:p>
          </table:table-cell>
          <table:table-cell office:value-type="string">
            <text:p>nas-ft</text:p>
          </table:table-cell>
          <table:table-cell office:value-type="string">
            <text:p>compute_initial_conditions</text:p>
          </table:table-cell>
          <table:table-cell office:value-type="float" office:value="0.81956">
            <text:p>0.81956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2</text:p>
          </table:table-cell>
          <table:table-cell office:value-type="string">
            <text:p>nas-ft</text:p>
          </table:table-cell>
          <table:table-cell office:value-type="string">
            <text:p>compute_initial_conditions</text:p>
          </table:table-cell>
          <table:table-cell office:value-type="float" office:value="0.820368">
            <text:p>0.820368</text:p>
          </table:table-cell>
          <table:table-cell table:formula="of:=MEDIAN([.D342:.D351])" office:value-type="float" office:value="0.8190215">
            <text:p>0.819021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2</text:p>
          </table:table-cell>
          <table:table-cell office:value-type="string">
            <text:p>nas-ft</text:p>
          </table:table-cell>
          <table:table-cell office:value-type="string">
            <text:p>compute_initial_conditions</text:p>
          </table:table-cell>
          <table:table-cell office:value-type="float" office:value="0.824137">
            <text:p>0.824137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2</text:p>
          </table:table-cell>
          <table:table-cell office:value-type="string">
            <text:p>nas-ft</text:p>
          </table:table-cell>
          <table:table-cell office:value-type="string">
            <text:p>compute_initial_conditions</text:p>
          </table:table-cell>
          <table:table-cell office:value-type="float" office:value="0.822494">
            <text:p>0.822494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2</text:p>
          </table:table-cell>
          <table:table-cell office:value-type="string">
            <text:p>nas-ft</text:p>
          </table:table-cell>
          <table:table-cell office:value-type="string">
            <text:p>compute_initial_conditions</text:p>
          </table:table-cell>
          <table:table-cell office:value-type="float" office:value="0.813502">
            <text:p>0.813502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2</text:p>
          </table:table-cell>
          <table:table-cell office:value-type="string">
            <text:p>nas-ft</text:p>
          </table:table-cell>
          <table:table-cell office:value-type="string">
            <text:p>compute_initial_conditions</text:p>
          </table:table-cell>
          <table:table-cell office:value-type="float" office:value="0.850923">
            <text:p>0.850923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2</text:p>
          </table:table-cell>
          <table:table-cell office:value-type="string">
            <text:p>nas-ft</text:p>
          </table:table-cell>
          <table:table-cell office:value-type="string">
            <text:p>compute_initial_conditions</text:p>
          </table:table-cell>
          <table:table-cell office:value-type="float" office:value="0.816556">
            <text:p>0.816556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2</text:p>
          </table:table-cell>
          <table:table-cell office:value-type="string">
            <text:p>nas-ft</text:p>
          </table:table-cell>
          <table:table-cell office:value-type="string">
            <text:p>compute_initial_conditions</text:p>
          </table:table-cell>
          <table:table-cell office:value-type="float" office:value="0.803048">
            <text:p>0.803048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2</text:p>
          </table:table-cell>
          <table:table-cell office:value-type="string">
            <text:p>nas-ft</text:p>
          </table:table-cell>
          <table:table-cell office:value-type="string">
            <text:p>compute_initial_conditions</text:p>
          </table:table-cell>
          <table:table-cell office:value-type="float" office:value="0.832923">
            <text:p>0.832923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2</text:p>
          </table:table-cell>
          <table:table-cell office:value-type="string">
            <text:p>nas-ft</text:p>
          </table:table-cell>
          <table:table-cell office:value-type="string">
            <text:p>compute_initial_conditions</text:p>
          </table:table-cell>
          <table:table-cell office:value-type="float" office:value="0.817675">
            <text:p>0.817675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2</text:p>
          </table:table-cell>
          <table:table-cell office:value-type="string">
            <text:p>nas-ft</text:p>
          </table:table-cell>
          <table:table-cell office:value-type="string">
            <text:p>compute_initial_conditions</text:p>
          </table:table-cell>
          <table:table-cell office:value-type="float" office:value="0.81581">
            <text:p>0.81581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3</text:p>
          </table:table-cell>
          <table:table-cell office:value-type="string">
            <text:p>nas-ft</text:p>
          </table:table-cell>
          <table:table-cell office:value-type="string">
            <text:p>compute_initial_conditions</text:p>
          </table:table-cell>
          <table:table-cell office:value-type="float" office:value="0.801323">
            <text:p>0.801323</text:p>
          </table:table-cell>
          <table:table-cell table:formula="of:=MEDIAN([.D352:.D361])" office:value-type="float" office:value="0.8163">
            <text:p>0.8163</text:p>
          </table:table-cell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3</text:p>
          </table:table-cell>
          <table:table-cell office:value-type="string">
            <text:p>nas-ft</text:p>
          </table:table-cell>
          <table:table-cell office:value-type="string">
            <text:p>compute_initial_conditions</text:p>
          </table:table-cell>
          <table:table-cell office:value-type="float" office:value="0.816133">
            <text:p>0.816133</text:p>
          </table:table-cell>
          <table:table-cell/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3</text:p>
          </table:table-cell>
          <table:table-cell office:value-type="string">
            <text:p>nas-ft</text:p>
          </table:table-cell>
          <table:table-cell office:value-type="string">
            <text:p>compute_initial_conditions</text:p>
          </table:table-cell>
          <table:table-cell office:value-type="float" office:value="0.838028">
            <text:p>0.838028</text:p>
          </table:table-cell>
          <table:table-cell/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3</text:p>
          </table:table-cell>
          <table:table-cell office:value-type="string">
            <text:p>nas-ft</text:p>
          </table:table-cell>
          <table:table-cell office:value-type="string">
            <text:p>compute_initial_conditions</text:p>
          </table:table-cell>
          <table:table-cell office:value-type="float" office:value="0.841885">
            <text:p>0.841885</text:p>
          </table:table-cell>
          <table:table-cell/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3</text:p>
          </table:table-cell>
          <table:table-cell office:value-type="string">
            <text:p>nas-ft</text:p>
          </table:table-cell>
          <table:table-cell office:value-type="string">
            <text:p>compute_initial_conditions</text:p>
          </table:table-cell>
          <table:table-cell office:value-type="float" office:value="0.807715">
            <text:p>0.807715</text:p>
          </table:table-cell>
          <table:table-cell/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3</text:p>
          </table:table-cell>
          <table:table-cell office:value-type="string">
            <text:p>nas-ft</text:p>
          </table:table-cell>
          <table:table-cell office:value-type="string">
            <text:p>compute_initial_conditions</text:p>
          </table:table-cell>
          <table:table-cell office:value-type="float" office:value="0.837435">
            <text:p>0.837435</text:p>
          </table:table-cell>
          <table:table-cell/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3</text:p>
          </table:table-cell>
          <table:table-cell office:value-type="string">
            <text:p>nas-ft</text:p>
          </table:table-cell>
          <table:table-cell office:value-type="string">
            <text:p>compute_initial_conditions</text:p>
          </table:table-cell>
          <table:table-cell office:value-type="float" office:value="0.816467">
            <text:p>0.816467</text:p>
          </table:table-cell>
          <table:table-cell/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3</text:p>
          </table:table-cell>
          <table:table-cell office:value-type="string">
            <text:p>nas-ft</text:p>
          </table:table-cell>
          <table:table-cell office:value-type="string">
            <text:p>compute_initial_conditions</text:p>
          </table:table-cell>
          <table:table-cell office:value-type="float" office:value="0.835972">
            <text:p>0.83597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3</text:p>
          </table:table-cell>
          <table:table-cell office:value-type="string">
            <text:p>nas-ft</text:p>
          </table:table-cell>
          <table:table-cell office:value-type="string">
            <text:p>compute_initial_conditions</text:p>
          </table:table-cell>
          <table:table-cell office:value-type="float" office:value="0.814346">
            <text:p>0.814346</text:p>
          </table:table-cell>
          <table:table-cell/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3</text:p>
          </table:table-cell>
          <table:table-cell office:value-type="string">
            <text:p>nas-ft</text:p>
          </table:table-cell>
          <table:table-cell office:value-type="string">
            <text:p>compute_initial_conditions</text:p>
          </table:table-cell>
          <table:table-cell office:value-type="float" office:value="0.771129">
            <text:p>0.771129</text:p>
          </table:table-cell>
          <table:table-cell/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0</text:p>
          </table:table-cell>
          <table:table-cell office:value-type="string">
            <text:p>nas-ft</text:p>
          </table:table-cell>
          <table:table-cell office:value-type="string">
            <text:p>evolve</text:p>
          </table:table-cell>
          <table:table-cell office:value-type="float" office:value="1.916527">
            <text:p>1.916527</text:p>
          </table:table-cell>
          <table:table-cell table:formula="of:=MEDIAN([.D362:.D371])" office:value-type="float" office:value="1.909054">
            <text:p>1.90905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0</text:p>
          </table:table-cell>
          <table:table-cell office:value-type="string">
            <text:p>nas-ft</text:p>
          </table:table-cell>
          <table:table-cell office:value-type="string">
            <text:p>evolve</text:p>
          </table:table-cell>
          <table:table-cell office:value-type="float" office:value="1.921862">
            <text:p>1.921862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0</text:p>
          </table:table-cell>
          <table:table-cell office:value-type="string">
            <text:p>nas-ft</text:p>
          </table:table-cell>
          <table:table-cell office:value-type="string">
            <text:p>evolve</text:p>
          </table:table-cell>
          <table:table-cell office:value-type="float" office:value="1.916023">
            <text:p>1.916023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0</text:p>
          </table:table-cell>
          <table:table-cell office:value-type="string">
            <text:p>nas-ft</text:p>
          </table:table-cell>
          <table:table-cell office:value-type="string">
            <text:p>evolve</text:p>
          </table:table-cell>
          <table:table-cell office:value-type="float" office:value="1.912381">
            <text:p>1.912381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0</text:p>
          </table:table-cell>
          <table:table-cell office:value-type="string">
            <text:p>nas-ft</text:p>
          </table:table-cell>
          <table:table-cell office:value-type="string">
            <text:p>evolve</text:p>
          </table:table-cell>
          <table:table-cell office:value-type="float" office:value="1.899156">
            <text:p>1.899156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0</text:p>
          </table:table-cell>
          <table:table-cell office:value-type="string">
            <text:p>nas-ft</text:p>
          </table:table-cell>
          <table:table-cell office:value-type="string">
            <text:p>evolve</text:p>
          </table:table-cell>
          <table:table-cell office:value-type="float" office:value="1.901707">
            <text:p>1.901707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0</text:p>
          </table:table-cell>
          <table:table-cell office:value-type="string">
            <text:p>nas-ft</text:p>
          </table:table-cell>
          <table:table-cell office:value-type="string">
            <text:p>evolve</text:p>
          </table:table-cell>
          <table:table-cell office:value-type="float" office:value="1.89584">
            <text:p>1.89584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0</text:p>
          </table:table-cell>
          <table:table-cell office:value-type="string">
            <text:p>nas-ft</text:p>
          </table:table-cell>
          <table:table-cell office:value-type="string">
            <text:p>evolve</text:p>
          </table:table-cell>
          <table:table-cell office:value-type="float" office:value="1.905727">
            <text:p>1.905727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0</text:p>
          </table:table-cell>
          <table:table-cell office:value-type="string">
            <text:p>nas-ft</text:p>
          </table:table-cell>
          <table:table-cell office:value-type="string">
            <text:p>evolve</text:p>
          </table:table-cell>
          <table:table-cell office:value-type="float" office:value="1.904098">
            <text:p>1.904098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0</text:p>
          </table:table-cell>
          <table:table-cell office:value-type="string">
            <text:p>nas-ft</text:p>
          </table:table-cell>
          <table:table-cell office:value-type="string">
            <text:p>evolve</text:p>
          </table:table-cell>
          <table:table-cell office:value-type="float" office:value="1.936824">
            <text:p>1.936824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1</text:p>
          </table:table-cell>
          <table:table-cell office:value-type="string">
            <text:p>nas-ft</text:p>
          </table:table-cell>
          <table:table-cell office:value-type="string">
            <text:p>evolve</text:p>
          </table:table-cell>
          <table:table-cell office:value-type="float" office:value="1.901397">
            <text:p>1.901397</text:p>
          </table:table-cell>
          <table:table-cell table:formula="of:=MEDIAN([.D372:.D381])" office:value-type="float" office:value="1.9046915">
            <text:p>1.9046915</text:p>
          </table:table-cell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1</text:p>
          </table:table-cell>
          <table:table-cell office:value-type="string">
            <text:p>nas-ft</text:p>
          </table:table-cell>
          <table:table-cell office:value-type="string">
            <text:p>evolve</text:p>
          </table:table-cell>
          <table:table-cell office:value-type="float" office:value="1.905131">
            <text:p>1.905131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1</text:p>
          </table:table-cell>
          <table:table-cell office:value-type="string">
            <text:p>nas-ft</text:p>
          </table:table-cell>
          <table:table-cell office:value-type="string">
            <text:p>evolve</text:p>
          </table:table-cell>
          <table:table-cell office:value-type="float" office:value="1.901777">
            <text:p>1.901777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1</text:p>
          </table:table-cell>
          <table:table-cell office:value-type="string">
            <text:p>nas-ft</text:p>
          </table:table-cell>
          <table:table-cell office:value-type="string">
            <text:p>evolve</text:p>
          </table:table-cell>
          <table:table-cell office:value-type="float" office:value="1.905343">
            <text:p>1.905343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1</text:p>
          </table:table-cell>
          <table:table-cell office:value-type="string">
            <text:p>nas-ft</text:p>
          </table:table-cell>
          <table:table-cell office:value-type="string">
            <text:p>evolve</text:p>
          </table:table-cell>
          <table:table-cell office:value-type="float" office:value="1.897869">
            <text:p>1.897869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1</text:p>
          </table:table-cell>
          <table:table-cell office:value-type="string">
            <text:p>nas-ft</text:p>
          </table:table-cell>
          <table:table-cell office:value-type="string">
            <text:p>evolve</text:p>
          </table:table-cell>
          <table:table-cell office:value-type="float" office:value="1.904377">
            <text:p>1.904377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1</text:p>
          </table:table-cell>
          <table:table-cell office:value-type="string">
            <text:p>nas-ft</text:p>
          </table:table-cell>
          <table:table-cell office:value-type="string">
            <text:p>evolve</text:p>
          </table:table-cell>
          <table:table-cell office:value-type="float" office:value="1.905006">
            <text:p>1.905006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1</text:p>
          </table:table-cell>
          <table:table-cell office:value-type="string">
            <text:p>nas-ft</text:p>
          </table:table-cell>
          <table:table-cell office:value-type="string">
            <text:p>evolve</text:p>
          </table:table-cell>
          <table:table-cell office:value-type="float" office:value="1.897341">
            <text:p>1.897341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1</text:p>
          </table:table-cell>
          <table:table-cell office:value-type="string">
            <text:p>nas-ft</text:p>
          </table:table-cell>
          <table:table-cell office:value-type="string">
            <text:p>evolve</text:p>
          </table:table-cell>
          <table:table-cell office:value-type="float" office:value="1.909793">
            <text:p>1.909793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1</text:p>
          </table:table-cell>
          <table:table-cell office:value-type="string">
            <text:p>nas-ft</text:p>
          </table:table-cell>
          <table:table-cell office:value-type="string">
            <text:p>evolve</text:p>
          </table:table-cell>
          <table:table-cell office:value-type="float" office:value="1.90965">
            <text:p>1.90965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2</text:p>
          </table:table-cell>
          <table:table-cell office:value-type="string">
            <text:p>nas-ft</text:p>
          </table:table-cell>
          <table:table-cell office:value-type="string">
            <text:p>evolve</text:p>
          </table:table-cell>
          <table:table-cell office:value-type="float" office:value="1.928191">
            <text:p>1.928191</text:p>
          </table:table-cell>
          <table:table-cell table:formula="of:=MEDIAN([.D382:.D391])" office:value-type="float" office:value="1.9293965">
            <text:p>1.929396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2</text:p>
          </table:table-cell>
          <table:table-cell office:value-type="string">
            <text:p>nas-ft</text:p>
          </table:table-cell>
          <table:table-cell office:value-type="string">
            <text:p>evolve</text:p>
          </table:table-cell>
          <table:table-cell office:value-type="float" office:value="1.933484">
            <text:p>1.933484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2</text:p>
          </table:table-cell>
          <table:table-cell office:value-type="string">
            <text:p>nas-ft</text:p>
          </table:table-cell>
          <table:table-cell office:value-type="string">
            <text:p>evolve</text:p>
          </table:table-cell>
          <table:table-cell office:value-type="float" office:value="1.924369">
            <text:p>1.924369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2</text:p>
          </table:table-cell>
          <table:table-cell office:value-type="string">
            <text:p>nas-ft</text:p>
          </table:table-cell>
          <table:table-cell office:value-type="string">
            <text:p>evolve</text:p>
          </table:table-cell>
          <table:table-cell office:value-type="float" office:value="1.92284">
            <text:p>1.92284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2</text:p>
          </table:table-cell>
          <table:table-cell office:value-type="string">
            <text:p>nas-ft</text:p>
          </table:table-cell>
          <table:table-cell office:value-type="string">
            <text:p>evolve</text:p>
          </table:table-cell>
          <table:table-cell office:value-type="float" office:value="1.930602">
            <text:p>1.930602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2</text:p>
          </table:table-cell>
          <table:table-cell office:value-type="string">
            <text:p>nas-ft</text:p>
          </table:table-cell>
          <table:table-cell office:value-type="string">
            <text:p>evolve</text:p>
          </table:table-cell>
          <table:table-cell office:value-type="float" office:value="1.958569">
            <text:p>1.958569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2</text:p>
          </table:table-cell>
          <table:table-cell office:value-type="string">
            <text:p>nas-ft</text:p>
          </table:table-cell>
          <table:table-cell office:value-type="string">
            <text:p>evolve</text:p>
          </table:table-cell>
          <table:table-cell office:value-type="float" office:value="1.914704">
            <text:p>1.914704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2</text:p>
          </table:table-cell>
          <table:table-cell office:value-type="string">
            <text:p>nas-ft</text:p>
          </table:table-cell>
          <table:table-cell office:value-type="string">
            <text:p>evolve</text:p>
          </table:table-cell>
          <table:table-cell office:value-type="float" office:value="1.921437">
            <text:p>1.921437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2</text:p>
          </table:table-cell>
          <table:table-cell office:value-type="string">
            <text:p>nas-ft</text:p>
          </table:table-cell>
          <table:table-cell office:value-type="string">
            <text:p>evolve</text:p>
          </table:table-cell>
          <table:table-cell office:value-type="float" office:value="1.942477">
            <text:p>1.942477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2</text:p>
          </table:table-cell>
          <table:table-cell office:value-type="string">
            <text:p>nas-ft</text:p>
          </table:table-cell>
          <table:table-cell office:value-type="string">
            <text:p>evolve</text:p>
          </table:table-cell>
          <table:table-cell office:value-type="float" office:value="1.931306">
            <text:p>1.931306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3</text:p>
          </table:table-cell>
          <table:table-cell office:value-type="string">
            <text:p>nas-ft</text:p>
          </table:table-cell>
          <table:table-cell office:value-type="string">
            <text:p>evolve</text:p>
          </table:table-cell>
          <table:table-cell office:value-type="float" office:value="1.927523">
            <text:p>1.927523</text:p>
          </table:table-cell>
          <table:table-cell table:formula="of:=MEDIAN([.D392:.D401])" office:value-type="float" office:value="1.927732">
            <text:p>1.927732</text:p>
          </table:table-cell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3</text:p>
          </table:table-cell>
          <table:table-cell office:value-type="string">
            <text:p>nas-ft</text:p>
          </table:table-cell>
          <table:table-cell office:value-type="string">
            <text:p>evolve</text:p>
          </table:table-cell>
          <table:table-cell office:value-type="float" office:value="1.971827">
            <text:p>1.971827</text:p>
          </table:table-cell>
          <table:table-cell/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3</text:p>
          </table:table-cell>
          <table:table-cell office:value-type="string">
            <text:p>nas-ft</text:p>
          </table:table-cell>
          <table:table-cell office:value-type="string">
            <text:p>evolve</text:p>
          </table:table-cell>
          <table:table-cell office:value-type="float" office:value="1.918012">
            <text:p>1.9180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3</text:p>
          </table:table-cell>
          <table:table-cell office:value-type="string">
            <text:p>nas-ft</text:p>
          </table:table-cell>
          <table:table-cell office:value-type="string">
            <text:p>evolve</text:p>
          </table:table-cell>
          <table:table-cell office:value-type="float" office:value="1.927941">
            <text:p>1.92794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3</text:p>
          </table:table-cell>
          <table:table-cell office:value-type="string">
            <text:p>nas-ft</text:p>
          </table:table-cell>
          <table:table-cell office:value-type="string">
            <text:p>evolve</text:p>
          </table:table-cell>
          <table:table-cell office:value-type="float" office:value="1.942642">
            <text:p>1.94264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3</text:p>
          </table:table-cell>
          <table:table-cell office:value-type="string">
            <text:p>nas-ft</text:p>
          </table:table-cell>
          <table:table-cell office:value-type="string">
            <text:p>evolve</text:p>
          </table:table-cell>
          <table:table-cell office:value-type="float" office:value="1.914463">
            <text:p>1.914463</text:p>
          </table:table-cell>
          <table:table-cell/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3</text:p>
          </table:table-cell>
          <table:table-cell office:value-type="string">
            <text:p>nas-ft</text:p>
          </table:table-cell>
          <table:table-cell office:value-type="string">
            <text:p>evolve</text:p>
          </table:table-cell>
          <table:table-cell office:value-type="float" office:value="1.924435">
            <text:p>1.924435</text:p>
          </table:table-cell>
          <table:table-cell/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3</text:p>
          </table:table-cell>
          <table:table-cell office:value-type="string">
            <text:p>nas-ft</text:p>
          </table:table-cell>
          <table:table-cell office:value-type="string">
            <text:p>evolve</text:p>
          </table:table-cell>
          <table:table-cell office:value-type="float" office:value="1.925326">
            <text:p>1.925326</text:p>
          </table:table-cell>
          <table:table-cell/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3</text:p>
          </table:table-cell>
          <table:table-cell office:value-type="string">
            <text:p>nas-ft</text:p>
          </table:table-cell>
          <table:table-cell office:value-type="string">
            <text:p>evolve</text:p>
          </table:table-cell>
          <table:table-cell office:value-type="float" office:value="1.941832">
            <text:p>1.94183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3</text:p>
          </table:table-cell>
          <table:table-cell office:value-type="string">
            <text:p>nas-ft</text:p>
          </table:table-cell>
          <table:table-cell office:value-type="string">
            <text:p>evolve</text:p>
          </table:table-cell>
          <table:table-cell office:value-type="float" office:value="1.927964">
            <text:p>1.927964</text:p>
          </table:table-cell>
          <table:table-cell/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0</text:p>
          </table:table-cell>
          <table:table-cell office:value-type="string">
            <text:p>nas-ft</text:p>
          </table:table-cell>
          <table:table-cell office:value-type="string">
            <text:p>init_ui</text:p>
          </table:table-cell>
          <table:table-cell office:value-type="float" office:value="0.217163">
            <text:p>0.217163</text:p>
          </table:table-cell>
          <table:table-cell table:formula="of:=MEDIAN([.D402:.D411])" office:value-type="float" office:value="0.215252">
            <text:p>0.21525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0</text:p>
          </table:table-cell>
          <table:table-cell office:value-type="string">
            <text:p>nas-ft</text:p>
          </table:table-cell>
          <table:table-cell office:value-type="string">
            <text:p>init_ui</text:p>
          </table:table-cell>
          <table:table-cell office:value-type="float" office:value="0.213538">
            <text:p>0.213538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0</text:p>
          </table:table-cell>
          <table:table-cell office:value-type="string">
            <text:p>nas-ft</text:p>
          </table:table-cell>
          <table:table-cell office:value-type="string">
            <text:p>init_ui</text:p>
          </table:table-cell>
          <table:table-cell office:value-type="float" office:value="0.21539">
            <text:p>0.21539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0</text:p>
          </table:table-cell>
          <table:table-cell office:value-type="string">
            <text:p>nas-ft</text:p>
          </table:table-cell>
          <table:table-cell office:value-type="string">
            <text:p>init_ui</text:p>
          </table:table-cell>
          <table:table-cell office:value-type="float" office:value="0.216765">
            <text:p>0.216765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0</text:p>
          </table:table-cell>
          <table:table-cell office:value-type="string">
            <text:p>nas-ft</text:p>
          </table:table-cell>
          <table:table-cell office:value-type="string">
            <text:p>init_ui</text:p>
          </table:table-cell>
          <table:table-cell office:value-type="float" office:value="0.217244">
            <text:p>0.217244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0</text:p>
          </table:table-cell>
          <table:table-cell office:value-type="string">
            <text:p>nas-ft</text:p>
          </table:table-cell>
          <table:table-cell office:value-type="string">
            <text:p>init_ui</text:p>
          </table:table-cell>
          <table:table-cell office:value-type="float" office:value="0.211522">
            <text:p>0.211522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0</text:p>
          </table:table-cell>
          <table:table-cell office:value-type="string">
            <text:p>nas-ft</text:p>
          </table:table-cell>
          <table:table-cell office:value-type="string">
            <text:p>init_ui</text:p>
          </table:table-cell>
          <table:table-cell office:value-type="float" office:value="0.208153">
            <text:p>0.208153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0</text:p>
          </table:table-cell>
          <table:table-cell office:value-type="string">
            <text:p>nas-ft</text:p>
          </table:table-cell>
          <table:table-cell office:value-type="string">
            <text:p>init_ui</text:p>
          </table:table-cell>
          <table:table-cell office:value-type="float" office:value="0.218918">
            <text:p>0.218918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0</text:p>
          </table:table-cell>
          <table:table-cell office:value-type="string">
            <text:p>nas-ft</text:p>
          </table:table-cell>
          <table:table-cell office:value-type="string">
            <text:p>init_ui</text:p>
          </table:table-cell>
          <table:table-cell office:value-type="float" office:value="0.215114">
            <text:p>0.215114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0</text:p>
          </table:table-cell>
          <table:table-cell office:value-type="string">
            <text:p>nas-ft</text:p>
          </table:table-cell>
          <table:table-cell office:value-type="string">
            <text:p>init_ui</text:p>
          </table:table-cell>
          <table:table-cell office:value-type="float" office:value="0.213475">
            <text:p>0.213475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ke1</text:p>
          </table:table-cell>
          <table:table-cell office:value-type="string">
            <text:p>nas-ft</text:p>
          </table:table-cell>
          <table:table-cell office:value-type="string">
            <text:p>init_ui</text:p>
          </table:table-cell>
          <table:table-cell office:value-type="float" office:value="0.215643">
            <text:p>0.215643</text:p>
          </table:table-cell>
          <table:table-cell table:formula="of:=MEDIAN([.D412:.D421])" office:value-type="float" office:value="0.2153545">
            <text:p>0.2153545</text:p>
          </table:table-cell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1</text:p>
          </table:table-cell>
          <table:table-cell office:value-type="string">
            <text:p>nas-ft</text:p>
          </table:table-cell>
          <table:table-cell office:value-type="string">
            <text:p>init_ui</text:p>
          </table:table-cell>
          <table:table-cell office:value-type="float" office:value="0.219466">
            <text:p>0.219466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1</text:p>
          </table:table-cell>
          <table:table-cell office:value-type="string">
            <text:p>nas-ft</text:p>
          </table:table-cell>
          <table:table-cell office:value-type="string">
            <text:p>init_ui</text:p>
          </table:table-cell>
          <table:table-cell office:value-type="float" office:value="0.214669">
            <text:p>0.214669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1</text:p>
          </table:table-cell>
          <table:table-cell office:value-type="string">
            <text:p>nas-ft</text:p>
          </table:table-cell>
          <table:table-cell office:value-type="string">
            <text:p>init_ui</text:p>
          </table:table-cell>
          <table:table-cell office:value-type="float" office:value="0.213462">
            <text:p>0.213462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1</text:p>
          </table:table-cell>
          <table:table-cell office:value-type="string">
            <text:p>nas-ft</text:p>
          </table:table-cell>
          <table:table-cell office:value-type="string">
            <text:p>init_ui</text:p>
          </table:table-cell>
          <table:table-cell office:value-type="float" office:value="0.209397">
            <text:p>0.209397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1</text:p>
          </table:table-cell>
          <table:table-cell office:value-type="string">
            <text:p>nas-ft</text:p>
          </table:table-cell>
          <table:table-cell office:value-type="string">
            <text:p>init_ui</text:p>
          </table:table-cell>
          <table:table-cell office:value-type="float" office:value="0.217256">
            <text:p>0.217256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1</text:p>
          </table:table-cell>
          <table:table-cell office:value-type="string">
            <text:p>nas-ft</text:p>
          </table:table-cell>
          <table:table-cell office:value-type="string">
            <text:p>init_ui</text:p>
          </table:table-cell>
          <table:table-cell office:value-type="float" office:value="0.215066">
            <text:p>0.215066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1</text:p>
          </table:table-cell>
          <table:table-cell office:value-type="string">
            <text:p>nas-ft</text:p>
          </table:table-cell>
          <table:table-cell office:value-type="string">
            <text:p>init_ui</text:p>
          </table:table-cell>
          <table:table-cell office:value-type="float" office:value="0.219634">
            <text:p>0.219634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1</text:p>
          </table:table-cell>
          <table:table-cell office:value-type="string">
            <text:p>nas-ft</text:p>
          </table:table-cell>
          <table:table-cell office:value-type="string">
            <text:p>init_ui</text:p>
          </table:table-cell>
          <table:table-cell office:value-type="float" office:value="0.216531">
            <text:p>0.216531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1</text:p>
          </table:table-cell>
          <table:table-cell office:value-type="string">
            <text:p>nas-ft</text:p>
          </table:table-cell>
          <table:table-cell office:value-type="string">
            <text:p>init_ui</text:p>
          </table:table-cell>
          <table:table-cell office:value-type="float" office:value="0.21466">
            <text:p>0.21466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2</text:p>
          </table:table-cell>
          <table:table-cell office:value-type="string">
            <text:p>nas-ft</text:p>
          </table:table-cell>
          <table:table-cell office:value-type="string">
            <text:p>init_ui</text:p>
          </table:table-cell>
          <table:table-cell office:value-type="float" office:value="0.219024">
            <text:p>0.219024</text:p>
          </table:table-cell>
          <table:table-cell table:formula="of:=MEDIAN([.D422:.D431])" office:value-type="float" office:value="0.214193">
            <text:p>0.21419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2</text:p>
          </table:table-cell>
          <table:table-cell office:value-type="string">
            <text:p>nas-ft</text:p>
          </table:table-cell>
          <table:table-cell office:value-type="string">
            <text:p>init_ui</text:p>
          </table:table-cell>
          <table:table-cell office:value-type="float" office:value="0.216839">
            <text:p>0.216839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2</text:p>
          </table:table-cell>
          <table:table-cell office:value-type="string">
            <text:p>nas-ft</text:p>
          </table:table-cell>
          <table:table-cell office:value-type="string">
            <text:p>init_ui</text:p>
          </table:table-cell>
          <table:table-cell office:value-type="float" office:value="0.211502">
            <text:p>0.211502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2</text:p>
          </table:table-cell>
          <table:table-cell office:value-type="string">
            <text:p>nas-ft</text:p>
          </table:table-cell>
          <table:table-cell office:value-type="string">
            <text:p>init_ui</text:p>
          </table:table-cell>
          <table:table-cell office:value-type="float" office:value="0.218298">
            <text:p>0.218298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2</text:p>
          </table:table-cell>
          <table:table-cell office:value-type="string">
            <text:p>nas-ft</text:p>
          </table:table-cell>
          <table:table-cell office:value-type="string">
            <text:p>init_ui</text:p>
          </table:table-cell>
          <table:table-cell office:value-type="float" office:value="0.212675">
            <text:p>0.212675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2</text:p>
          </table:table-cell>
          <table:table-cell office:value-type="string">
            <text:p>nas-ft</text:p>
          </table:table-cell>
          <table:table-cell office:value-type="string">
            <text:p>init_ui</text:p>
          </table:table-cell>
          <table:table-cell office:value-type="float" office:value="0.21368">
            <text:p>0.21368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2</text:p>
          </table:table-cell>
          <table:table-cell office:value-type="string">
            <text:p>nas-ft</text:p>
          </table:table-cell>
          <table:table-cell office:value-type="string">
            <text:p>init_ui</text:p>
          </table:table-cell>
          <table:table-cell office:value-type="float" office:value="0.209285">
            <text:p>0.209285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2</text:p>
          </table:table-cell>
          <table:table-cell office:value-type="string">
            <text:p>nas-ft</text:p>
          </table:table-cell>
          <table:table-cell office:value-type="string">
            <text:p>init_ui</text:p>
          </table:table-cell>
          <table:table-cell office:value-type="float" office:value="0.214706">
            <text:p>0.214706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2</text:p>
          </table:table-cell>
          <table:table-cell office:value-type="string">
            <text:p>nas-ft</text:p>
          </table:table-cell>
          <table:table-cell office:value-type="string">
            <text:p>init_ui</text:p>
          </table:table-cell>
          <table:table-cell office:value-type="float" office:value="0.217176">
            <text:p>0.217176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2</text:p>
          </table:table-cell>
          <table:table-cell office:value-type="string">
            <text:p>nas-ft</text:p>
          </table:table-cell>
          <table:table-cell office:value-type="string">
            <text:p>init_ui</text:p>
          </table:table-cell>
          <table:table-cell office:value-type="float" office:value="0.211665">
            <text:p>0.211665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ke3</text:p>
          </table:table-cell>
          <table:table-cell office:value-type="string">
            <text:p>nas-ft</text:p>
          </table:table-cell>
          <table:table-cell office:value-type="string">
            <text:p>init_ui</text:p>
          </table:table-cell>
          <table:table-cell office:value-type="float" office:value="0.217527">
            <text:p>0.217527</text:p>
          </table:table-cell>
          <table:table-cell table:formula="of:=MEDIAN([.D432:.D441])" office:value-type="float" office:value="0.214705">
            <text:p>0.214705</text:p>
          </table:table-cell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3</text:p>
          </table:table-cell>
          <table:table-cell office:value-type="string">
            <text:p>nas-ft</text:p>
          </table:table-cell>
          <table:table-cell office:value-type="string">
            <text:p>init_ui</text:p>
          </table:table-cell>
          <table:table-cell office:value-type="float" office:value="0.217551">
            <text:p>0.21755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3</text:p>
          </table:table-cell>
          <table:table-cell office:value-type="string">
            <text:p>nas-ft</text:p>
          </table:table-cell>
          <table:table-cell office:value-type="string">
            <text:p>init_ui</text:p>
          </table:table-cell>
          <table:table-cell office:value-type="float" office:value="0.215385">
            <text:p>0.215385</text:p>
          </table:table-cell>
          <table:table-cell/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3</text:p>
          </table:table-cell>
          <table:table-cell office:value-type="string">
            <text:p>nas-ft</text:p>
          </table:table-cell>
          <table:table-cell office:value-type="string">
            <text:p>init_ui</text:p>
          </table:table-cell>
          <table:table-cell office:value-type="float" office:value="0.213617">
            <text:p>0.213617</text:p>
          </table:table-cell>
          <table:table-cell/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3</text:p>
          </table:table-cell>
          <table:table-cell office:value-type="string">
            <text:p>nas-ft</text:p>
          </table:table-cell>
          <table:table-cell office:value-type="string">
            <text:p>init_ui</text:p>
          </table:table-cell>
          <table:table-cell office:value-type="float" office:value="0.219396">
            <text:p>0.219396</text:p>
          </table:table-cell>
          <table:table-cell/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3</text:p>
          </table:table-cell>
          <table:table-cell office:value-type="string">
            <text:p>nas-ft</text:p>
          </table:table-cell>
          <table:table-cell office:value-type="string">
            <text:p>init_ui</text:p>
          </table:table-cell>
          <table:table-cell office:value-type="float" office:value="0.214025">
            <text:p>0.214025</text:p>
          </table:table-cell>
          <table:table-cell/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3</text:p>
          </table:table-cell>
          <table:table-cell office:value-type="string">
            <text:p>nas-ft</text:p>
          </table:table-cell>
          <table:table-cell office:value-type="string">
            <text:p>init_ui</text:p>
          </table:table-cell>
          <table:table-cell office:value-type="float" office:value="0.210612">
            <text:p>0.2106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3</text:p>
          </table:table-cell>
          <table:table-cell office:value-type="string">
            <text:p>nas-ft</text:p>
          </table:table-cell>
          <table:table-cell office:value-type="string">
            <text:p>init_ui</text:p>
          </table:table-cell>
          <table:table-cell office:value-type="float" office:value="0.213498">
            <text:p>0.213498</text:p>
          </table:table-cell>
          <table:table-cell/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3</text:p>
          </table:table-cell>
          <table:table-cell office:value-type="string">
            <text:p>nas-ft</text:p>
          </table:table-cell>
          <table:table-cell office:value-type="string">
            <text:p>init_ui</text:p>
          </table:table-cell>
          <table:table-cell office:value-type="float" office:value="0.220297">
            <text:p>0.220297</text:p>
          </table:table-cell>
          <table:table-cell/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1">
          <table:table-cell office:value-type="string">
            <text:p>cake3</text:p>
          </table:table-cell>
          <table:table-cell office:value-type="string">
            <text:p>nas-ft</text:p>
          </table:table-cell>
          <table:table-cell office:value-type="string">
            <text:p>init_ui</text:p>
          </table:table-cell>
          <table:table-cell office:value-type="float" office:value="0.208468">
            <text:p>0.208468</text:p>
          </table:table-cell>
          <table:table-cell/>
          <table:table-cell office:value-type="float" office:value="1">
            <text:p>1</text:p>
          </table:table-cell>
          <table:table-cell office:value-type="string">
            <text:p>-reassociate -loop-simplify -indvars -licm -loop-unswitch -loop-unroll -gvn -sccp -loop-deletion -instcombine -adce -simplifycfg -loop-simplify</text:p>
          </table:table-cell>
        </table:table-row>
        <table:table-row table:style-name="ro2" table:number-rows-repeated="1048134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  <table:database-ranges>
        <table:database-range table:name="__Anonymous_Sheet_DB__0" table:target-range-address="Sheet1.A2:Sheet1.AMH1048576" table:contains-header="false">
          <table:sort>
            <table:sort-by table:field-number="1" table:data-type="automatic"/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13T17:59:41</dc:date>
    <meta:generator>LibreOffice/4.0.2.2$Linux_X86_64 LibreOffice_project/400m0$Build-2</meta:generator>
    <meta:editing-duration>P0D</meta:editing-duration>
    <meta:editing-cycles>1</meta:editing-cycles>
    <meta:document-statistic meta:table-count="1" meta:cell-count="2477" meta:object-count="0"/>
  </office:meta>
</office:document-meta>
</file>